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</style:style>
    <style:style style:name="TableColumn3" style:family="table-column">
      <style:table-column-properties style:column-width="1.2187in" style:use-optimal-column-width="false"/>
    </style:style>
    <style:style style:name="TableColumn4" style:family="table-column">
      <style:table-column-properties style:column-width="1.052in" style:use-optimal-column-width="false"/>
    </style:style>
    <style:style style:name="TableColumn5" style:family="table-column">
      <style:table-column-properties style:column-width="1.9895in" style:use-optimal-column-width="false"/>
    </style:style>
    <style:style style:name="TableColumn6" style:family="table-column">
      <style:table-column-properties style:column-width="1.8041in" style:use-optimal-column-width="false"/>
    </style:style>
    <style:style style:name="TableColumn7" style:family="table-column">
      <style:table-column-properties style:column-width="2.652in" style:use-optimal-column-width="false"/>
    </style:style>
    <style:style style:name="TableColumn8" style:family="table-column">
      <style:table-column-properties style:column-width="1.3645in" style:use-optimal-column-width="false"/>
    </style:style>
    <style:style style:name="Table2" style:family="table">
      <style:table-properties style:width="10.0812in" fo:margin-left="0in" table:align="left"/>
    </style:style>
    <style:style style:name="TableRow9" style:family="table-row">
      <style:table-row-properties style:min-row-height="0.2083in" style:use-optimal-row-height="false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</style:style>
    <style:style style:name="TableRow22" style:family="table-row">
      <style:table-row-properties style:min-row-height="0.2083in" style:use-optimal-row-height="false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Heading2" style:family="paragraph">
      <style:paragraph-properties fo:margin-top="0.2076in" fo:margin-bottom="0.2076in" fo:line-height="100%"/>
      <style:text-properties style:font-name="Aptos" style:font-name-asian="Aptos" style:font-name-complex="Aptos" style:use-window-font-color="true" fo:font-size="12pt" style:font-size-asian="12pt" style:font-size-complex="12pt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Heading2" style:family="paragraph">
      <style:paragraph-properties fo:margin-top="0.2076in" fo:margin-bottom="0.2076in" fo:line-height="100%"/>
      <style:text-properties style:font-name="Aptos" style:font-name-asian="Aptos" style:font-name-complex="Aptos" fo:font-size="12pt" style:font-size-asian="12pt" style:font-size-complex="12pt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="Aptos" style:font-name-asian="Aptos" style:font-name-complex="Aptos"/>
    </style:style>
    <style:style style:name="P29" style:parent-style-name="Normal" style:family="paragraph">
      <style:paragraph-properties fo:margin-bottom="0in" fo:line-height="100%"/>
      <style:text-properties style:font-name="Aptos" style:font-name-asian="Aptos" style:font-name-complex="Aptos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</style:style>
    <style:style style:name="P35" style:parent-style-name="Normal" style:family="paragraph">
      <style:paragraph-properties fo:margin-bottom="0in" fo:line-height="100%"/>
    </style:style>
    <style:style style:name="P36" style:parent-style-name="Normal" style:family="paragraph">
      <style:paragraph-properties fo:margin-bottom="0in" fo:line-height="100%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Row40" style:family="table-row">
      <style:table-row-properties style:min-row-height="0.2083in" style:use-optimal-row-height="false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P43" style:parent-style-name="Normal" style:family="paragraph">
      <style:paragraph-properties fo:margin-bottom="0in" fo:line-height="100%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Heading2" style:family="paragraph">
      <style:paragraph-properties fo:margin-top="0.2076in" fo:margin-bottom="0.2076in" fo:line-height="100%"/>
      <style:text-properties style:font-name="Aptos" style:font-name-asian="Aptos" style:font-name-complex="Aptos" fo:font-size="12pt" style:font-size-asian="12pt" style:font-size-complex="12pt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P48" style:parent-style-name="Normal" style:family="paragraph">
      <style:paragraph-properties fo:margin-bottom="0in" fo:line-height="100%"/>
    </style:style>
    <style:style style:name="P49" style:parent-style-name="Normal" style:family="paragraph">
      <style:paragraph-properties fo:margin-bottom="0in" fo:line-height="100%"/>
    </style:style>
    <style:style style:name="P50" style:parent-style-name="Normal" style:family="paragraph">
      <style:paragraph-properties fo:margin-bottom="0in" fo:line-height="100%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</style:style>
    <style:style style:name="P55" style:parent-style-name="Normal" style:family="paragraph">
      <style:paragraph-properties fo:margin-bottom="0in" fo:line-height="100%"/>
    </style:style>
    <style:style style:name="P56" style:parent-style-name="Normal" style:family="paragraph">
      <style:paragraph-properties fo:margin-bottom="0in" fo:line-height="100%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Row59" style:family="table-row">
      <style:table-row-properties style:min-row-height="0.2083in" style:use-optimal-row-height="false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Heading2" style:family="paragraph">
      <style:paragraph-properties fo:line-height="100%"/>
      <style:text-properties style:font-name="Aptos" style:font-name-asian="Aptos" style:font-name-complex="Aptos" fo:font-size="12pt" style:font-size-asian="12pt" style:font-size-complex="12pt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P66" style:parent-style-name="Normal" style:family="paragraph">
      <style:paragraph-properties fo:margin-bottom="0in" fo:line-height="100%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</style:style>
    <style:style style:name="P69" style:parent-style-name="Normal" style:family="paragraph">
      <style:paragraph-properties fo:margin-bottom="0in" fo:line-height="100%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  <style:style style:name="TableRow74" style:family="table-row">
      <style:table-row-properties style:min-row-height="0.2083in" style:use-optimal-row-height="false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Heading2" style:family="paragraph">
      <style:paragraph-properties fo:margin-top="0.2076in" fo:margin-bottom="0.2076in" fo:line-height="100%"/>
      <style:text-properties style:font-name="Aptos" style:font-name-asian="Aptos" style:font-name-complex="Aptos" style:use-window-font-color="true" fo:font-size="12pt" style:font-size-asian="12pt" style:font-size-complex="12pt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Heading2" style:family="paragraph">
      <style:paragraph-properties fo:margin-top="0.2076in" fo:margin-bottom="0.2076in" fo:line-height="100%"/>
      <style:text-properties style:font-name="Aptos" style:font-name-asian="Aptos" style:font-name-complex="Aptos" fo:font-size="12pt" style:font-size-asian="12pt" style:font-size-complex="12pt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  <style:style style:name="TableRow87" style:family="table-row">
      <style:table-row-properties style:min-row-height="0.2083in" style:use-optimal-row-height="false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Heading2" style:family="paragraph">
      <style:paragraph-properties fo:margin-top="0.2076in" fo:margin-bottom="0.2076in" fo:line-height="100%"/>
      <style:text-properties style:font-name="Aptos" style:font-name-asian="Aptos" style:font-name-complex="Aptos" fo:font-size="12pt" style:font-size-asian="12pt" style:font-size-complex="12pt"/>
    </style:style>
    <style:style style:name="P92" style:parent-style-name="Normal" style:family="paragraph">
      <style:paragraph-properties fo:margin-bottom="0in" fo:line-height="100%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</style:style>
    <style:style style:name="P99" style:parent-style-name="Normal" style:family="paragraph">
      <style:paragraph-properties fo:margin-bottom="0in" fo:line-height="100%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</style:style>
    <style:style style:name="TableRow102" style:family="table-row">
      <style:table-row-properties style:min-row-height="0.2083in" style:use-optimal-row-height="false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Heading2" style:family="paragraph">
      <style:paragraph-properties fo:margin-top="0.2076in" fo:margin-bottom="0.2076in" fo:line-height="100%"/>
      <style:text-properties style:font-name="Aptos" style:font-name-asian="Aptos" style:font-name-complex="Aptos" fo:font-size="12pt" style:font-size-asian="12pt" style:font-size-complex="12pt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Heading2" style:family="paragraph">
      <style:paragraph-properties fo:margin-top="0.2076in" fo:margin-bottom="0.2076in" fo:line-height="100%"/>
      <style:text-properties style:font-name="Aptos" style:font-name-asian="Aptos" style:font-name-complex="Aptos" fo:font-size="12pt" style:font-size-asian="12pt" style:font-size-complex="12pt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</style:style>
    <style:style style:name="P113" style:parent-style-name="Normal" style:family="paragraph">
      <style:paragraph-properties fo:margin-bottom="0in" fo:line-height="100%"/>
    </style:style>
    <style:style style:name="P114" style:parent-style-name="Normal" style:family="paragraph">
      <style:paragraph-properties fo:margin-bottom="0in" fo:line-height="100%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</style:style>
    <style:style style:name="TableRow117" style:family="table-row">
      <style:table-row-properties style:min-row-height="0.2083in" style:use-optimal-row-height="false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Heading2" style:family="paragraph">
      <style:paragraph-properties fo:margin-top="0.2076in" fo:margin-bottom="0.2076in" fo:line-height="100%"/>
      <style:text-properties style:font-name="Aptos" style:font-name-asian="Aptos" style:font-name-complex="Aptos" fo:font-size="12pt" style:font-size-asian="12pt" style:font-size-complex="12pt"/>
    </style:style>
    <style:style style:name="P122" style:parent-style-name="Normal" style:family="paragraph">
      <style:paragraph-properties fo:margin-bottom="0in" fo:line-height="100%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</style:style>
    <style:style style:name="TableRow131" style:family="table-row">
      <style:table-row-properties style:min-row-height="0.2083in" style:use-optimal-row-height="false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Heading2" style:family="paragraph">
      <style:paragraph-properties fo:margin-top="0.2076in" fo:margin-bottom="0.2076in" fo:line-height="100%"/>
      <style:text-properties style:font-name="Aptos" style:font-name-asian="Aptos" style:font-name-complex="Aptos" fo:font-size="12pt" style:font-size-asian="12pt" style:font-size-complex="12pt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Heading2" style:family="paragraph">
      <style:paragraph-properties fo:margin-top="0.2076in" fo:margin-bottom="0.2076in" fo:line-height="100%"/>
      <style:text-properties style:font-name="Aptos" style:font-name-asian="Aptos" style:font-name-complex="Aptos" fo:font-size="12pt" style:font-size-asian="12pt" style:font-size-complex="12pt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</style:style>
    <style:style style:name="P142" style:parent-style-name="Normal" style:family="paragraph">
      <style:paragraph-properties fo:margin-bottom="0in" fo:line-height="100%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</style:style>
    <style:style style:name="TableRow145" style:family="table-row">
      <style:table-row-properties style:min-row-height="0.2083in" style:use-optimal-row-height="false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Heading2" style:family="paragraph">
      <style:paragraph-properties fo:line-height="100%"/>
      <style:text-properties style:font-name="Aptos" style:font-name-asian="Aptos" style:font-name-complex="Aptos" fo:font-size="12pt" style:font-size-asian="12pt" style:font-size-complex="12pt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Heading2" style:family="paragraph">
      <style:paragraph-properties fo:line-height="100%"/>
      <style:text-properties style:font-name="Aptos" style:font-name-asian="Aptos" style:font-name-complex="Aptos" fo:font-size="12pt" style:font-size-asian="12pt" style:font-size-complex="12pt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</style:style>
    <style:style style:name="P156" style:parent-style-name="Normal" style:family="paragraph">
      <style:paragraph-properties fo:margin-bottom="0in" fo:line-height="100%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</style:style>
    <style:style style:name="TableRow159" style:family="table-row">
      <style:table-row-properties style:min-row-height="0.2083in" style:use-optimal-row-height="false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Heading2" style:family="paragraph">
      <style:paragraph-properties fo:line-height="100%"/>
      <style:text-properties style:font-name="Aptos" style:font-name-asian="Aptos" style:font-name-complex="Aptos" fo:font-size="12pt" style:font-size-asian="12pt" style:font-size-complex="12pt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Heading2" style:family="paragraph">
      <style:paragraph-properties fo:line-height="100%"/>
      <style:text-properties style:font-name="Aptos" style:font-name-asian="Aptos" style:font-name-complex="Aptos" fo:font-size="12pt" style:font-size-asian="12pt" style:font-size-complex="12pt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/>
    </style:style>
    <style:style style:name="T166" style:parent-style-name="DefaultParagraphFont" style:family="text">
      <style:text-properties style:font-name="Aptos" style:font-name-asian="Aptos" style:font-name-complex="Aptos"/>
    </style:style>
    <style:style style:name="T167" style:parent-style-name="DefaultParagraphFont" style:family="text">
      <style:text-properties style:font-name="Aptos" style:font-name-asian="Aptos" style:font-name-complex="Aptos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bottom="0in" fo:line-height="100%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 fo:line-height="100%"/>
    </style:style>
    <style:style style:name="P172" style:parent-style-name="Normal" style:family="paragraph">
      <style:paragraph-properties fo:margin-bottom="0in" fo:line-height="100%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 fo:line-height="100%"/>
    </style:style>
    <style:style style:name="TableRow175" style:family="table-row">
      <style:table-row-properties style:min-row-height="0.2083in" style:use-optimal-row-height="false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Heading2" style:family="paragraph">
      <style:paragraph-properties fo:line-height="100%"/>
      <style:text-properties style:font-name="Aptos" style:font-name-asian="Aptos" style:font-name-complex="Aptos" fo:font-size="12pt" style:font-size-asian="12pt" style:font-size-complex="12pt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Heading2" style:family="paragraph">
      <style:paragraph-properties fo:line-height="100%"/>
      <style:text-properties style:font-name="Aptos" style:font-name-asian="Aptos" style:font-name-complex="Aptos" fo:font-size="12pt" style:font-size-asian="12pt" style:font-size-complex="12pt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" style:family="paragraph">
      <style:paragraph-properties fo:margin-bottom="0in" fo:line-height="100%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Normal" style:family="paragraph">
      <style:paragraph-properties fo:margin-bottom="0in" fo:line-height="100%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" style:family="paragraph">
      <style:paragraph-properties fo:margin-bottom="0in" fo:line-height="100%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" style:family="paragraph">
      <style:paragraph-properties fo:margin-bottom="0in" fo:line-height="100%"/>
    </style:style>
    <style:style style:name="TableRow188" style:family="table-row">
      <style:table-row-properties style:min-row-height="0.2083in" style:use-optimal-row-height="false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Heading2" style:family="paragraph">
      <style:paragraph-properties fo:line-height="100%"/>
      <style:text-properties style:font-name="Aptos" style:font-name-asian="Aptos" style:font-name-complex="Aptos" style:use-window-font-color="true" fo:font-size="12pt" style:font-size-asian="12pt" style:font-size-complex="12pt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Heading2" style:family="paragraph">
      <style:paragraph-properties fo:line-height="100%"/>
      <style:text-properties style:font-name="Aptos" style:font-name-asian="Aptos" style:font-name-complex="Aptos" fo:font-size="12pt" style:font-size-asian="12pt" style:font-size-complex="12pt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" style:family="paragraph">
      <style:paragraph-properties fo:margin-bottom="0in" fo:line-height="100%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fo:margin-bottom="0in" fo:line-height="100%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bottom="0in" fo:line-height="100%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margin-bottom="0in" fo:line-height="100%"/>
    </style:style>
    <style:style style:name="TableRow201" style:family="table-row">
      <style:table-row-properties style:min-row-height="0.2083in" style:use-optimal-row-height="false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Heading2" style:family="paragraph">
      <style:paragraph-properties fo:line-height="100%"/>
      <style:text-properties style:font-name="Aptos" style:font-name-asian="Aptos" style:font-name-complex="Aptos" fo:font-size="12pt" style:font-size-asian="12pt" style:font-size-complex="12pt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Heading2" style:family="paragraph">
      <style:paragraph-properties fo:line-height="100%"/>
      <style:text-properties style:font-name="Aptos" style:font-name-asian="Aptos" style:font-name-complex="Aptos" fo:font-size="12pt" style:font-size-asian="12pt" style:font-size-complex="12pt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margin-bottom="0in" fo:line-height="100%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paragraph-properties fo:margin-bottom="0in" fo:line-height="100%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margin-bottom="0in" fo:line-height="100%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bottom="0in" fo:line-height="100%"/>
    </style:style>
    <style:style style:name="TableRow214" style:family="table-row">
      <style:table-row-properties style:min-row-height="0.2083in" style:use-optimal-row-height="false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Heading2" style:family="paragraph">
      <style:paragraph-properties fo:line-height="100%"/>
      <style:text-properties style:font-name="Aptos" style:font-name-asian="Aptos" style:font-name-complex="Aptos" style:use-window-font-color="true" fo:font-size="12pt" style:font-size-asian="12pt" style:font-size-complex="12pt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Heading2" style:family="paragraph">
      <style:paragraph-properties fo:line-height="100%"/>
      <style:text-properties style:font-name="Aptos" style:font-name-asian="Aptos" style:font-name-complex="Aptos" fo:font-size="12pt" style:font-size-asian="12pt" style:font-size-complex="12pt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margin-bottom="0in" fo:line-height="100%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paragraph-properties fo:margin-bottom="0in" fo:line-height="100%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Normal" style:family="paragraph">
      <style:paragraph-properties fo:margin-bottom="0in" fo:line-height="100%"/>
    </style:style>
    <style:style style:name="P225" style:parent-style-name="Normal" style:family="paragraph">
      <style:paragraph-properties fo:margin-bottom="0in" fo:line-height="100%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fo:margin-bottom="0in" fo:line-height="100%"/>
    </style:style>
    <style:style style:name="TableRow228" style:family="table-row">
      <style:table-row-properties style:min-row-height="0.2083in" style:use-optimal-row-height="false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Heading2" style:family="paragraph">
      <style:paragraph-properties fo:line-height="100%"/>
      <style:text-properties style:font-name="Aptos" style:font-name-asian="Aptos" style:font-name-complex="Aptos" fo:font-size="12pt" style:font-size-asian="12pt" style:font-size-complex="12pt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Heading2" style:family="paragraph">
      <style:paragraph-properties fo:line-height="100%"/>
      <style:text-properties style:font-name="Aptos" style:font-name-asian="Aptos" style:font-name-complex="Aptos" fo:font-size="12pt" style:font-size-asian="12pt" style:font-size-complex="12pt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margin-bottom="0in" fo:line-height="100%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margin-bottom="0in" fo:line-height="100%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fo:margin-bottom="0in" fo:line-height="100%"/>
    </style:style>
    <style:style style:name="P239" style:parent-style-name="Normal" style:family="paragraph">
      <style:paragraph-properties fo:margin-bottom="0in" fo:line-height="100%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Normal" style:family="paragraph">
      <style:paragraph-properties fo:margin-bottom="0in" fo:line-height="100%"/>
    </style:style>
    <style:style style:name="TableRow242" style:family="table-row">
      <style:table-row-properties style:min-row-height="0.2083in" style:use-optimal-row-height="false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Heading2" style:family="paragraph">
      <style:paragraph-properties fo:line-height="100%"/>
      <style:text-properties style:font-name="Aptos" style:font-name-asian="Aptos" style:font-name-complex="Aptos" style:use-window-font-color="true" fo:font-size="12pt" style:font-size-asian="12pt" style:font-size-complex="12pt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Heading2" style:family="paragraph">
      <style:paragraph-properties fo:line-height="100%"/>
      <style:text-properties style:font-name="Aptos" style:font-name-asian="Aptos" style:font-name-complex="Aptos" fo:font-size="12pt" style:font-size-asian="12pt" style:font-size-complex="12pt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Normal" style:family="paragraph">
      <style:paragraph-properties fo:margin-bottom="0in" fo:line-height="100%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Normal" style:family="paragraph">
      <style:paragraph-properties fo:margin-bottom="0in" fo:line-height="100%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Normal" style:family="paragraph">
      <style:paragraph-properties fo:margin-bottom="0in" fo:line-height="100%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Normal" style:family="paragraph">
      <style:paragraph-properties fo:margin-bottom="0in" fo:line-height="100%"/>
    </style:style>
    <style:style style:name="TableRow255" style:family="table-row">
      <style:table-row-properties style:min-row-height="0.2083in" style:use-optimal-row-height="false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Heading2" style:family="paragraph">
      <style:paragraph-properties fo:line-height="100%"/>
      <style:text-properties style:font-name="Aptos" style:font-name-asian="Aptos" style:font-name-complex="Aptos" style:use-window-font-color="true" fo:font-size="12pt" style:font-size-asian="12pt" style:font-size-complex="12pt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Heading2" style:family="paragraph">
      <style:paragraph-properties fo:line-height="100%"/>
      <style:text-properties style:font-name="Aptos" style:font-name-asian="Aptos" style:font-name-complex="Aptos" fo:font-size="12pt" style:font-size-asian="12pt" style:font-size-complex="12pt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Normal" style:family="paragraph">
      <style:paragraph-properties fo:margin-bottom="0in" fo:line-height="100%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Normal" style:family="paragraph">
      <style:paragraph-properties fo:margin-bottom="0in" fo:line-height="100%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Normal" style:family="paragraph">
      <style:paragraph-properties fo:margin-bottom="0in" fo:line-height="100%"/>
    </style:style>
    <style:style style:name="P266" style:parent-style-name="Normal" style:family="paragraph">
      <style:paragraph-properties fo:margin-bottom="0in" fo:line-height="100%"/>
    </style:style>
    <style:style style:name="P267" style:parent-style-name="Normal" style:family="paragraph">
      <style:paragraph-properties fo:margin-bottom="0in" fo:line-height="100%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Normal" style:family="paragraph">
      <style:paragraph-properties fo:margin-bottom="0in" fo:line-height="100%"/>
    </style:style>
    <style:style style:name="TableRow270" style:family="table-row">
      <style:table-row-properties style:min-row-height="0.2083in" style:use-optimal-row-height="false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Heading2" style:family="paragraph">
      <style:paragraph-properties fo:line-height="100%"/>
      <style:text-properties style:font-name="Aptos" style:font-name-asian="Aptos" style:font-name-complex="Aptos" fo:font-size="12pt" style:font-size-asian="12pt" style:font-size-complex="12pt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Heading2" style:family="paragraph">
      <style:paragraph-properties fo:line-height="100%"/>
      <style:text-properties style:font-name="Aptos" style:font-name-asian="Aptos" style:font-name-complex="Aptos" fo:font-size="12pt" style:font-size-asian="12pt" style:font-size-complex="12pt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Normal" style:family="paragraph">
      <style:paragraph-properties fo:margin-bottom="0in" fo:line-height="100%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Normal" style:family="paragraph">
      <style:paragraph-properties fo:margin-bottom="0in" fo:line-height="100%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Normal" style:family="paragraph">
      <style:paragraph-properties fo:margin-bottom="0in" fo:line-height="100%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Normal" style:family="paragraph">
      <style:paragraph-properties fo:margin-bottom="0in" fo:line-height="100%"/>
    </style:style>
    <style:style style:name="TableRow283" style:family="table-row">
      <style:table-row-properties style:min-row-height="0.2083in" style:use-optimal-row-height="false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Heading2" style:family="paragraph">
      <style:paragraph-properties fo:line-height="100%"/>
      <style:text-properties style:font-name="Aptos" style:font-name-asian="Aptos" style:font-name-complex="Aptos" fo:font-size="12pt" style:font-size-asian="12pt" style:font-size-complex="12pt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Heading2" style:family="paragraph">
      <style:paragraph-properties fo:line-height="100%"/>
      <style:text-properties style:font-name="Aptos" style:font-name-asian="Aptos" style:font-name-complex="Aptos" fo:font-size="12pt" style:font-size-asian="12pt" style:font-size-complex="12pt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Normal" style:family="paragraph">
      <style:paragraph-properties fo:margin-bottom="0in" fo:line-height="100%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Normal" style:family="paragraph">
      <style:paragraph-properties fo:margin-bottom="0in" fo:line-height="100%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Normal" style:family="paragraph">
      <style:paragraph-properties fo:margin-bottom="0in" fo:line-height="100%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Normal" style:family="paragraph">
      <style:paragraph-properties fo:margin-bottom="0in" fo:line-height="100%"/>
    </style:style>
    <style:style style:name="TableRow296" style:family="table-row">
      <style:table-row-properties style:min-row-height="0.2083in" style:use-optimal-row-height="false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Heading2" style:family="paragraph">
      <style:paragraph-properties fo:line-height="100%"/>
      <style:text-properties style:font-name="Aptos" style:font-name-asian="Aptos" style:font-name-complex="Aptos" fo:font-size="12pt" style:font-size-asian="12pt" style:font-size-complex="12pt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Heading2" style:family="paragraph">
      <style:paragraph-properties fo:line-height="100%"/>
      <style:text-properties style:font-name="Aptos" style:font-name-asian="Aptos" style:font-name-complex="Aptos" fo:font-size="12pt" style:font-size-asian="12pt" style:font-size-complex="12pt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Normal" style:family="paragraph">
      <style:paragraph-properties fo:margin-bottom="0in" fo:line-height="100%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Normal" style:family="paragraph">
      <style:paragraph-properties fo:margin-bottom="0in" fo:line-height="100%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Normal" style:family="paragraph">
      <style:paragraph-properties fo:margin-bottom="0in" fo:line-height="100%"/>
    </style:style>
    <style:style style:name="P307" style:parent-style-name="Normal" style:family="paragraph">
      <style:paragraph-properties fo:margin-bottom="0in" fo:line-height="100%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Normal" style:family="paragraph">
      <style:paragraph-properties fo:margin-bottom="0in" fo:line-height="100%"/>
    </style:style>
    <style:style style:name="TableRow310" style:family="table-row">
      <style:table-row-properties style:min-row-height="0.2083in" style:use-optimal-row-height="false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Heading2" style:family="paragraph">
      <style:paragraph-properties fo:line-height="100%"/>
      <style:text-properties style:font-name="Aptos" style:font-name-asian="Aptos" style:font-name-complex="Aptos" fo:font-size="12pt" style:font-size-asian="12pt" style:font-size-complex="12pt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Heading2" style:family="paragraph">
      <style:paragraph-properties fo:line-height="100%"/>
      <style:text-properties style:font-name="Aptos" style:font-name-asian="Aptos" style:font-name-complex="Aptos" fo:font-size="12pt" style:font-size-asian="12pt" style:font-size-complex="12pt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Normal" style:family="paragraph">
      <style:paragraph-properties fo:margin-bottom="0in" fo:line-height="100%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Normal" style:family="paragraph">
      <style:paragraph-properties fo:margin-bottom="0in" fo:line-height="100%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Normal" style:family="paragraph">
      <style:paragraph-properties fo:margin-bottom="0in" fo:line-height="100%"/>
    </style:style>
    <style:style style:name="P321" style:parent-style-name="Normal" style:family="paragraph">
      <style:paragraph-properties fo:margin-bottom="0in" fo:line-height="100%"/>
    </style:style>
    <style:style style:name="P322" style:parent-style-name="Normal" style:family="paragraph">
      <style:paragraph-properties fo:margin-bottom="0in" fo:line-height="100%"/>
    </style:style>
    <style:style style:name="P323" style:parent-style-name="Normal" style:family="paragraph">
      <style:paragraph-properties fo:margin-bottom="0in" fo:line-height="100%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Normal" style:family="paragraph">
      <style:paragraph-properties fo:margin-bottom="0in" fo:line-height="100%"/>
    </style:style>
    <style:style style:name="TableRow326" style:family="table-row">
      <style:table-row-properties style:min-row-height="0.2083in" style:use-optimal-row-height="false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Heading2" style:family="paragraph">
      <style:paragraph-properties fo:line-height="100%"/>
      <style:text-properties style:font-name="Aptos" style:font-name-asian="Aptos" style:font-name-complex="Aptos" fo:font-size="12pt" style:font-size-asian="12pt" style:font-size-complex="12pt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Heading2" style:family="paragraph">
      <style:paragraph-properties fo:line-height="100%"/>
      <style:text-properties style:font-name="Aptos" style:font-name-asian="Aptos" style:font-name-complex="Aptos" fo:font-size="12pt" style:font-size-asian="12pt" style:font-size-complex="12pt"/>
    </style:style>
    <style:style style:name="P331" style:parent-style-name="Normal" style:family="paragraph">
      <style:paragraph-properties fo:margin-bottom="0in" fo:line-height="100%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Normal" style:family="paragraph">
      <style:paragraph-properties fo:margin-bottom="0in" fo:line-height="100%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Normal" style:family="paragraph">
      <style:paragraph-properties fo:margin-bottom="0in" fo:line-height="100%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Normal" style:family="paragraph">
      <style:paragraph-properties fo:margin-bottom="0in" fo:line-height="100%"/>
    </style:style>
    <style:style style:name="P338" style:parent-style-name="Normal" style:family="paragraph">
      <style:paragraph-properties fo:margin-bottom="0in" fo:line-height="100%"/>
    </style:style>
    <style:style style:name="P339" style:parent-style-name="Normal" style:family="paragraph">
      <style:paragraph-properties fo:margin-bottom="0in" fo:line-height="100%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Normal" style:family="paragraph">
      <style:paragraph-properties fo:margin-bottom="0in" fo:line-height="100%"/>
    </style:style>
    <style:style style:name="TableRow342" style:family="table-row">
      <style:table-row-properties style:min-row-height="0.2083in" style:use-optimal-row-height="false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Heading2" style:family="paragraph">
      <style:paragraph-properties fo:line-height="100%"/>
      <style:text-properties style:font-name="Aptos" style:font-name-asian="Aptos" style:font-name-complex="Aptos" fo:font-size="12pt" style:font-size-asian="12pt" style:font-size-complex="12pt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Heading2" style:family="paragraph">
      <style:paragraph-properties fo:line-height="100%"/>
      <style:text-properties style:font-name="Aptos" style:font-name-asian="Aptos" style:font-name-complex="Aptos" fo:font-size="12pt" style:font-size-asian="12pt" style:font-size-complex="12pt"/>
    </style:style>
    <style:style style:name="P347" style:parent-style-name="Normal" style:family="paragraph">
      <style:paragraph-properties fo:margin-bottom="0in" fo:line-height="100%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Normal" style:family="paragraph">
      <style:paragraph-properties fo:margin-bottom="0in" fo:line-height="100%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Normal" style:family="paragraph">
      <style:paragraph-properties fo:margin-bottom="0in" fo:line-height="100%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Normal" style:family="paragraph">
      <style:paragraph-properties fo:margin-bottom="0in" fo:line-height="100%"/>
    </style:style>
    <style:style style:name="P354" style:parent-style-name="Normal" style:family="paragraph">
      <style:paragraph-properties fo:margin-bottom="0in" fo:line-height="100%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Normal" style:family="paragraph">
      <style:paragraph-properties fo:margin-bottom="0in" fo:line-height="100%"/>
    </style:style>
    <style:style style:name="TableRow357" style:family="table-row">
      <style:table-row-properties style:min-row-height="0.2083in" style:use-optimal-row-height="false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Heading2" style:family="paragraph">
      <style:paragraph-properties fo:line-height="100%"/>
      <style:text-properties style:font-name="Aptos" style:font-name-asian="Aptos" style:font-name-complex="Aptos" style:use-window-font-color="true" fo:font-size="12pt" style:font-size-asian="12pt" style:font-size-complex="12pt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Heading2" style:family="paragraph">
      <style:paragraph-properties fo:line-height="100%"/>
      <style:text-properties style:font-name="Aptos" style:font-name-asian="Aptos" style:font-name-complex="Aptos" fo:font-size="12pt" style:font-size-asian="12pt" style:font-size-complex="12pt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Normal" style:family="paragraph">
      <style:paragraph-properties fo:margin-bottom="0in" fo:line-height="100%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Normal" style:family="paragraph">
      <style:paragraph-properties fo:margin-bottom="0in" fo:line-height="100%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Normal" style:family="paragraph">
      <style:paragraph-properties fo:margin-bottom="0in" fo:line-height="100%"/>
    </style:style>
    <style:style style:name="P368" style:parent-style-name="Normal" style:family="paragraph">
      <style:paragraph-properties fo:margin-bottom="0in" fo:line-height="100%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Normal" style:family="paragraph">
      <style:paragraph-properties fo:margin-bottom="0in" fo:line-height="100%"/>
    </style:style>
    <style:style style:name="TableRow371" style:family="table-row">
      <style:table-row-properties style:min-row-height="0.2083in" style:use-optimal-row-height="false"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Heading2" style:family="paragraph">
      <style:paragraph-properties fo:line-height="100%"/>
      <style:text-properties style:font-name="Aptos" style:font-name-asian="Aptos" style:font-name-complex="Aptos" fo:font-size="12pt" style:font-size-asian="12pt" style:font-size-complex="12pt"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P375" style:parent-style-name="Heading2" style:family="paragraph">
      <style:paragraph-properties fo:line-height="100%"/>
      <style:text-properties style:font-name="Aptos" style:font-name-asian="Aptos" style:font-name-complex="Aptos" fo:font-size="12pt" style:font-size-asian="12pt" style:font-size-complex="12pt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Normal" style:family="paragraph">
      <style:paragraph-properties fo:margin-bottom="0in" fo:line-height="100%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Normal" style:family="paragraph">
      <style:paragraph-properties fo:margin-bottom="0in" fo:line-height="100%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Normal" style:family="paragraph">
      <style:paragraph-properties fo:margin-bottom="0in" fo:line-height="100%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Normal" style:family="paragraph">
      <style:paragraph-properties fo:margin-bottom="0in" fo:line-height="100%"/>
    </style:style>
    <style:style style:name="TableRow384" style:family="table-row">
      <style:table-row-properties style:min-row-height="0.2083in" style:use-optimal-row-height="false"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Heading2" style:family="paragraph">
      <style:paragraph-properties fo:line-height="100%"/>
      <style:text-properties style:font-name="Aptos" style:font-name-asian="Aptos" style:font-name-complex="Aptos" style:use-window-font-color="true" fo:font-size="12pt" style:font-size-asian="12pt" style:font-size-complex="12pt"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" style:parent-style-name="Heading2" style:family="paragraph">
      <style:paragraph-properties fo:line-height="100%"/>
      <style:text-properties style:font-name="Aptos" style:font-name-asian="Aptos" style:font-name-complex="Aptos" fo:font-size="12pt" style:font-size-asian="12pt" style:font-size-complex="12pt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Normal" style:family="paragraph">
      <style:paragraph-properties fo:margin-bottom="0in" fo:line-height="100%"/>
    </style:style>
    <style:style style:name="T391" style:parent-style-name="DefaultParagraphFont" style:family="text">
      <style:text-properties style:font-name="Aptos" style:font-name-asian="Aptos" style:font-name-complex="Aptos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Normal" style:family="paragraph">
      <style:paragraph-properties fo:margin-bottom="0in" fo:line-height="100%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Normal" style:family="paragraph">
      <style:paragraph-properties fo:margin-bottom="0in" fo:line-height="100%"/>
    </style:style>
    <style:style style:name="P396" style:parent-style-name="Normal" style:family="paragraph">
      <style:paragraph-properties fo:margin-bottom="0in" fo:line-height="100%"/>
    </style:style>
    <style:style style:name="P397" style:parent-style-name="Normal" style:family="paragraph">
      <style:paragraph-properties fo:margin-bottom="0in" fo:line-height="100%"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Normal" style:family="paragraph">
      <style:paragraph-properties fo:margin-bottom="0in" fo:line-height="100%"/>
    </style:style>
    <style:style style:name="TableRow400" style:family="table-row">
      <style:table-row-properties style:min-row-height="0.2083in" style:use-optimal-row-height="false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Heading2" style:family="paragraph">
      <style:paragraph-properties fo:line-height="100%"/>
      <style:text-properties style:font-name="Aptos" style:font-name-asian="Aptos" style:font-name-complex="Aptos" fo:font-size="12pt" style:font-size-asian="12pt" style:font-size-complex="12pt"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Heading2" style:family="paragraph">
      <style:paragraph-properties fo:line-height="100%"/>
      <style:text-properties style:font-name="Aptos" style:font-name-asian="Aptos" style:font-name-complex="Aptos" fo:font-size="12pt" style:font-size-asian="12pt" style:font-size-complex="12pt"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P406" style:parent-style-name="Normal" style:family="paragraph">
      <style:paragraph-properties fo:margin-bottom="0in" fo:line-height="100%"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Normal" style:family="paragraph">
      <style:paragraph-properties fo:margin-bottom="0in" fo:line-height="100%"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Normal" style:family="paragraph">
      <style:paragraph-properties fo:margin-bottom="0in" fo:line-height="100%"/>
    </style:style>
    <style:style style:name="P411" style:parent-style-name="Normal" style:family="paragraph">
      <style:paragraph-properties fo:margin-bottom="0in" fo:line-height="100%"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P413" style:parent-style-name="Normal" style:family="paragraph">
      <style:paragraph-properties fo:margin-bottom="0in" fo:line-height="100%"/>
    </style:style>
    <style:style style:name="TableRow414" style:family="table-row">
      <style:table-row-properties style:min-row-height="0.2083in" style:use-optimal-row-height="false"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Heading2" style:family="paragraph">
      <style:paragraph-properties fo:line-height="100%"/>
      <style:text-properties style:font-name="Aptos" style:font-name-asian="Aptos" style:font-name-complex="Aptos" fo:font-size="12pt" style:font-size-asian="12pt" style:font-size-complex="12pt"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Heading2" style:family="paragraph">
      <style:paragraph-properties fo:line-height="100%"/>
      <style:text-properties style:font-name="Aptos" style:font-name-asian="Aptos" style:font-name-complex="Aptos" fo:font-size="12pt" style:font-size-asian="12pt" style:font-size-complex="12pt"/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P420" style:parent-style-name="Normal" style:family="paragraph">
      <style:paragraph-properties fo:margin-bottom="0in" fo:line-height="100%"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Normal" style:family="paragraph">
      <style:paragraph-properties fo:margin-bottom="0in" fo:line-height="100%"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Normal" style:family="paragraph">
      <style:paragraph-properties fo:margin-bottom="0in" fo:line-height="100%"/>
    </style:style>
    <style:style style:name="P425" style:parent-style-name="ListParagraph" style:family="paragraph">
      <style:paragraph-properties fo:margin-bottom="0in" fo:line-height="100%"/>
    </style:style>
    <style:style style:name="P426" style:parent-style-name="ListParagraph" style:family="paragraph">
      <style:paragraph-properties fo:margin-bottom="0in" fo:line-height="100%"/>
    </style:style>
    <style:style style:name="P427" style:parent-style-name="ListParagraph" style:family="paragraph">
      <style:paragraph-properties fo:margin-bottom="0in" fo:line-height="100%"/>
    </style:style>
    <style:style style:name="TableCell428" style:family="table-cell">
      <style:table-cell-properties fo:border="0.0069in solid #000000" style:writing-mode="lr-tb" fo:padding-top="0in" fo:padding-left="0.075in" fo:padding-bottom="0in" fo:padding-right="0.075in"/>
    </style:style>
    <style:style style:name="P429" style:parent-style-name="Normal" style:family="paragraph">
      <style:paragraph-properties fo:margin-bottom="0in" fo:line-height="100%"/>
    </style:style>
    <style:style style:name="TableRow430" style:family="table-row">
      <style:table-row-properties style:min-row-height="0.2083in" style:use-optimal-row-height="false"/>
    </style:style>
    <style:style style:name="TableCell431" style:family="table-cell">
      <style:table-cell-properties fo:border="0.0069in solid #000000" style:writing-mode="lr-tb" fo:padding-top="0in" fo:padding-left="0.075in" fo:padding-bottom="0in" fo:padding-right="0.075in"/>
    </style:style>
    <style:style style:name="P432" style:parent-style-name="Heading2" style:family="paragraph">
      <style:paragraph-properties fo:line-height="100%"/>
      <style:text-properties style:font-name="Aptos" style:font-name-asian="Aptos" style:font-name-complex="Aptos" fo:font-size="12pt" style:font-size-asian="12pt" style:font-size-complex="12pt"/>
    </style:style>
    <style:style style:name="TableCell433" style:family="table-cell">
      <style:table-cell-properties fo:border="0.0069in solid #000000" style:writing-mode="lr-tb" fo:padding-top="0in" fo:padding-left="0.075in" fo:padding-bottom="0in" fo:padding-right="0.075in"/>
    </style:style>
    <style:style style:name="P434" style:parent-style-name="Heading2" style:family="paragraph">
      <style:paragraph-properties fo:line-height="100%"/>
      <style:text-properties style:font-name="Aptos" style:font-name-asian="Aptos" style:font-name-complex="Aptos" fo:font-size="12pt" style:font-size-asian="12pt" style:font-size-complex="12pt"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Normal" style:family="paragraph">
      <style:paragraph-properties fo:margin-bottom="0in" fo:line-height="100%"/>
    </style:style>
    <style:style style:name="T437" style:parent-style-name="DefaultParagraphFont" style:family="text">
      <style:text-properties style:font-name="Aptos" style:font-name-asian="Aptos" style:font-name-complex="Aptos"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Normal" style:family="paragraph">
      <style:paragraph-properties fo:margin-bottom="0in" fo:line-height="100%"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1" style:parent-style-name="Normal" style:family="paragraph">
      <style:paragraph-properties fo:margin-bottom="0in" fo:line-height="100%"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Normal" style:family="paragraph">
      <style:paragraph-properties fo:margin-bottom="0in" fo:line-height="100%"/>
    </style:style>
    <style:style style:name="TableRow444" style:family="table-row">
      <style:table-row-properties style:min-row-height="0.2083in" style:use-optimal-row-height="false"/>
    </style:style>
    <style:style style:name="TableCell445" style:family="table-cell">
      <style:table-cell-properties fo:border="0.0069in solid #000000" style:writing-mode="lr-tb" fo:padding-top="0in" fo:padding-left="0.075in" fo:padding-bottom="0in" fo:padding-right="0.075in"/>
    </style:style>
    <style:style style:name="P446" style:parent-style-name="Heading2" style:family="paragraph">
      <style:paragraph-properties fo:line-height="100%"/>
      <style:text-properties style:font-name="Aptos" style:font-name-asian="Aptos" style:font-name-complex="Aptos" style:use-window-font-color="true" fo:font-size="12pt" style:font-size-asian="12pt" style:font-size-complex="12pt"/>
    </style:style>
    <style:style style:name="P447" style:parent-style-name="Normal" style:family="paragraph">
      <style:paragraph-properties fo:margin-bottom="0in" fo:line-height="100%"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Heading2" style:family="paragraph">
      <style:paragraph-properties fo:line-height="100%"/>
      <style:text-properties style:font-name="Aptos" style:font-name-asian="Aptos" style:font-name-complex="Aptos" fo:font-size="12pt" style:font-size-asian="12pt" style:font-size-complex="12pt"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Normal" style:family="paragraph">
      <style:paragraph-properties fo:margin-bottom="0in" fo:line-height="100%"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Normal" style:family="paragraph">
      <style:paragraph-properties fo:margin-bottom="0in" fo:line-height="100%"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P455" style:parent-style-name="Normal" style:family="paragraph">
      <style:paragraph-properties fo:margin-bottom="0in" fo:line-height="100%"/>
    </style:style>
    <style:style style:name="P456" style:parent-style-name="Normal" style:family="paragraph">
      <style:paragraph-properties fo:margin-bottom="0in" fo:line-height="100%"/>
    </style:style>
    <style:style style:name="P457" style:parent-style-name="Normal" style:family="paragraph">
      <style:paragraph-properties fo:margin-bottom="0in" fo:line-height="100%"/>
    </style:style>
    <style:style style:name="TableCell458" style:family="table-cell">
      <style:table-cell-properties fo:border="0.0069in solid #000000" style:writing-mode="lr-tb" fo:padding-top="0in" fo:padding-left="0.075in" fo:padding-bottom="0in" fo:padding-right="0.075in"/>
    </style:style>
    <style:style style:name="P459" style:parent-style-name="Normal" style:family="paragraph">
      <style:paragraph-properties fo:margin-bottom="0in" fo:line-height="100%"/>
    </style:style>
    <style:style style:name="TableRow460" style:family="table-row">
      <style:table-row-properties style:min-row-height="0.2083in" style:use-optimal-row-height="false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Heading2" style:family="paragraph">
      <style:paragraph-properties fo:line-height="100%"/>
      <style:text-properties style:font-name="Aptos" style:font-name-asian="Aptos" style:font-name-complex="Aptos" style:use-window-font-color="true" fo:font-size="12pt" style:font-size-asian="12pt" style:font-size-complex="12pt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Heading2" style:family="paragraph">
      <style:paragraph-properties fo:line-height="100%"/>
      <style:text-properties style:font-name="Aptos" style:font-name-asian="Aptos" style:font-name-complex="Aptos" fo:font-size="12pt" style:font-size-asian="12pt" style:font-size-complex="12pt"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Normal" style:family="paragraph">
      <style:paragraph-properties fo:margin-bottom="0in" fo:line-height="100%"/>
    </style:style>
    <style:style style:name="T467" style:parent-style-name="DefaultParagraphFont" style:family="text">
      <style:text-properties style:font-name="Aptos" style:font-name-asian="Aptos" style:font-name-complex="Aptos"/>
    </style:style>
    <style:style style:name="T468" style:parent-style-name="DefaultParagraphFont" style:family="text">
      <style:text-properties style:font-name="Aptos" style:font-name-asian="Aptos" style:font-name-complex="Aptos"/>
    </style:style>
    <style:style style:name="TableCell469" style:family="table-cell">
      <style:table-cell-properties fo:border="0.0069in solid #000000" style:writing-mode="lr-tb" fo:padding-top="0in" fo:padding-left="0.075in" fo:padding-bottom="0in" fo:padding-right="0.075in"/>
    </style:style>
    <style:style style:name="P470" style:parent-style-name="Normal" style:family="paragraph">
      <style:paragraph-properties fo:margin-bottom="0in" fo:line-height="100%"/>
    </style:style>
    <style:style style:name="TableCell471" style:family="table-cell">
      <style:table-cell-properties fo:border="0.0069in solid #000000" style:writing-mode="lr-tb" fo:padding-top="0in" fo:padding-left="0.075in" fo:padding-bottom="0in" fo:padding-right="0.075in"/>
    </style:style>
    <style:style style:name="P472" style:parent-style-name="Normal" style:family="paragraph">
      <style:paragraph-properties fo:margin-bottom="0in" fo:line-height="100%"/>
    </style:style>
    <style:style style:name="P473" style:parent-style-name="Normal" style:family="paragraph">
      <style:paragraph-properties fo:margin-bottom="0in" fo:line-height="100%"/>
    </style:style>
    <style:style style:name="TableCell474" style:family="table-cell">
      <style:table-cell-properties fo:border="0.0069in solid #000000" style:writing-mode="lr-tb" fo:padding-top="0in" fo:padding-left="0.075in" fo:padding-bottom="0in" fo:padding-right="0.075in"/>
    </style:style>
    <style:style style:name="P475" style:parent-style-name="Normal" style:family="paragraph">
      <style:paragraph-properties fo:margin-bottom="0in" fo:line-height="100%"/>
    </style:style>
    <style:style style:name="TableRow476" style:family="table-row">
      <style:table-row-properties style:min-row-height="0.2083in" style:use-optimal-row-height="false"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P478" style:parent-style-name="Heading2" style:family="paragraph">
      <style:paragraph-properties fo:line-height="100%"/>
      <style:text-properties style:font-name="Aptos" style:font-name-asian="Aptos" style:font-name-complex="Aptos" fo:font-size="12pt" style:font-size-asian="12pt" style:font-size-complex="12pt"/>
    </style:style>
    <style:style style:name="TableCell479" style:family="table-cell">
      <style:table-cell-properties fo:border="0.0069in solid #000000" style:writing-mode="lr-tb" fo:padding-top="0in" fo:padding-left="0.075in" fo:padding-bottom="0in" fo:padding-right="0.075in"/>
    </style:style>
    <style:style style:name="P480" style:parent-style-name="Heading2" style:family="paragraph">
      <style:paragraph-properties fo:line-height="100%"/>
      <style:text-properties style:font-name="Aptos" style:font-name-asian="Aptos" style:font-name-complex="Aptos" fo:font-size="12pt" style:font-size-asian="12pt" style:font-size-complex="12pt"/>
    </style:style>
    <style:style style:name="TableCell481" style:family="table-cell">
      <style:table-cell-properties fo:border="0.0069in solid #000000" style:writing-mode="lr-tb" fo:padding-top="0in" fo:padding-left="0.075in" fo:padding-bottom="0in" fo:padding-right="0.075in"/>
    </style:style>
    <style:style style:name="P482" style:parent-style-name="Normal" style:family="paragraph">
      <style:paragraph-properties fo:margin-bottom="0in" fo:line-height="100%"/>
    </style:style>
    <style:style style:name="T483" style:parent-style-name="DefaultParagraphFont" style:family="text">
      <style:text-properties style:font-name="Aptos" style:font-name-asian="Aptos" style:font-name-complex="Aptos"/>
    </style:style>
    <style:style style:name="T484" style:parent-style-name="DefaultParagraphFont" style:family="text">
      <style:text-properties style:font-name="Aptos" style:font-name-asian="Aptos" style:font-name-complex="Aptos"/>
    </style:style>
    <style:style style:name="T485" style:parent-style-name="DefaultParagraphFont" style:family="text">
      <style:text-properties style:font-name="Aptos" style:font-name-asian="Aptos" style:font-name-complex="Aptos"/>
    </style:style>
    <style:style style:name="TableCell486" style:family="table-cell">
      <style:table-cell-properties fo:border="0.0069in solid #000000" style:writing-mode="lr-tb" fo:padding-top="0in" fo:padding-left="0.075in" fo:padding-bottom="0in" fo:padding-right="0.075in"/>
    </style:style>
    <style:style style:name="P487" style:parent-style-name="Normal" style:family="paragraph">
      <style:paragraph-properties fo:margin-bottom="0in" fo:line-height="100%"/>
    </style:style>
    <style:style style:name="P488" style:parent-style-name="Normal" style:family="paragraph">
      <style:paragraph-properties fo:margin-bottom="0in" fo:line-height="100%"/>
    </style:style>
    <style:style style:name="TableCell489" style:family="table-cell">
      <style:table-cell-properties fo:border="0.0069in solid #000000" style:writing-mode="lr-tb" fo:padding-top="0in" fo:padding-left="0.075in" fo:padding-bottom="0in" fo:padding-right="0.075in"/>
    </style:style>
    <style:style style:name="P490" style:parent-style-name="Normal" style:family="paragraph">
      <style:paragraph-properties fo:margin-bottom="0in" fo:line-height="100%"/>
    </style:style>
    <style:style style:name="TableCell491" style:family="table-cell">
      <style:table-cell-properties fo:border="0.0069in solid #000000" style:writing-mode="lr-tb" fo:padding-top="0in" fo:padding-left="0.075in" fo:padding-bottom="0in" fo:padding-right="0.075in"/>
    </style:style>
    <style:style style:name="P492" style:parent-style-name="Normal" style:family="paragraph">
      <style:paragraph-properties fo:margin-bottom="0in" fo:line-height="100%"/>
    </style:style>
    <style:style style:name="TableRow493" style:family="table-row">
      <style:table-row-properties style:min-row-height="0.2083in" style:use-optimal-row-height="false"/>
    </style:style>
    <style:style style:name="TableCell494" style:family="table-cell">
      <style:table-cell-properties fo:border="0.0069in solid #000000" style:writing-mode="lr-tb" fo:padding-top="0in" fo:padding-left="0.075in" fo:padding-bottom="0in" fo:padding-right="0.075in"/>
    </style:style>
    <style:style style:name="P495" style:parent-style-name="Heading2" style:family="paragraph">
      <style:paragraph-properties fo:line-height="100%"/>
      <style:text-properties style:font-name="Aptos" style:font-name-asian="Aptos" style:font-name-complex="Aptos" style:use-window-font-color="true" fo:font-size="12pt" style:font-size-asian="12pt" style:font-size-complex="12pt"/>
    </style:style>
    <style:style style:name="TableCell496" style:family="table-cell">
      <style:table-cell-properties fo:border="0.0069in solid #000000" style:writing-mode="lr-tb" fo:padding-top="0in" fo:padding-left="0.075in" fo:padding-bottom="0in" fo:padding-right="0.075in"/>
    </style:style>
    <style:style style:name="P497" style:parent-style-name="Heading2" style:family="paragraph">
      <style:paragraph-properties fo:line-height="100%"/>
      <style:text-properties style:font-name="Aptos" style:font-name-asian="Aptos" style:font-name-complex="Aptos" fo:font-size="12pt" style:font-size-asian="12pt" style:font-size-complex="12pt"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" style:parent-style-name="Normal" style:family="paragraph">
      <style:paragraph-properties fo:margin-bottom="0in" fo:line-height="100%"/>
    </style:style>
    <style:style style:name="TableCell500" style:family="table-cell">
      <style:table-cell-properties fo:border="0.0069in solid #000000" style:writing-mode="lr-tb" fo:padding-top="0in" fo:padding-left="0.075in" fo:padding-bottom="0in" fo:padding-right="0.075in"/>
    </style:style>
    <style:style style:name="P501" style:parent-style-name="Normal" style:family="paragraph">
      <style:paragraph-properties fo:margin-bottom="0in" fo:line-height="100%"/>
    </style:style>
    <style:style style:name="TableCell502" style:family="table-cell">
      <style:table-cell-properties fo:border="0.0069in solid #000000" style:writing-mode="lr-tb" fo:padding-top="0in" fo:padding-left="0.075in" fo:padding-bottom="0in" fo:padding-right="0.075in"/>
    </style:style>
    <style:style style:name="P503" style:parent-style-name="Normal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504" style:family="table-cell">
      <style:table-cell-properties fo:border="0.0069in solid #000000" style:writing-mode="lr-tb" fo:padding-top="0in" fo:padding-left="0.075in" fo:padding-bottom="0in" fo:padding-right="0.075in"/>
    </style:style>
    <style:style style:name="P505" style:parent-style-name="Normal" style:family="paragraph">
      <style:paragraph-properties fo:margin-bottom="0in" fo:line-height="100%"/>
    </style:style>
    <style:style style:name="TableRow506" style:family="table-row">
      <style:table-row-properties style:min-row-height="0.2083in" style:use-optimal-row-height="false"/>
    </style:style>
    <style:style style:name="TableCell507" style:family="table-cell">
      <style:table-cell-properties fo:border="0.0069in solid #000000" style:writing-mode="lr-tb" fo:padding-top="0in" fo:padding-left="0.075in" fo:padding-bottom="0in" fo:padding-right="0.075in"/>
    </style:style>
    <style:style style:name="P508" style:parent-style-name="Heading2" style:family="paragraph">
      <style:paragraph-properties fo:line-height="100%"/>
      <style:text-properties style:font-name="Aptos" style:font-name-asian="Aptos" style:font-name-complex="Aptos" fo:font-size="12pt" style:font-size-asian="12pt" style:font-size-complex="12pt"/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P510" style:parent-style-name="Heading2" style:family="paragraph">
      <style:paragraph-properties fo:line-height="100%"/>
      <style:text-properties style:font-name="Aptos" style:font-name-asian="Aptos" style:font-name-complex="Aptos" fo:font-size="12pt" style:font-size-asian="12pt" style:font-size-complex="12pt"/>
    </style:style>
    <style:style style:name="TableCell511" style:family="table-cell">
      <style:table-cell-properties fo:border="0.0069in solid #000000" style:writing-mode="lr-tb" fo:padding-top="0in" fo:padding-left="0.075in" fo:padding-bottom="0in" fo:padding-right="0.075in"/>
    </style:style>
    <style:style style:name="P512" style:parent-style-name="Normal" style:family="paragraph">
      <style:paragraph-properties fo:margin-bottom="0in" fo:line-height="100%"/>
    </style:style>
    <style:style style:name="TableCell513" style:family="table-cell">
      <style:table-cell-properties fo:border="0.0069in solid #000000" style:writing-mode="lr-tb" fo:padding-top="0in" fo:padding-left="0.075in" fo:padding-bottom="0in" fo:padding-right="0.075in"/>
    </style:style>
    <style:style style:name="P514" style:parent-style-name="Normal" style:family="paragraph">
      <style:paragraph-properties fo:margin-bottom="0in" fo:line-height="100%"/>
    </style:style>
    <style:style style:name="TableCell515" style:family="table-cell">
      <style:table-cell-properties fo:border="0.0069in solid #000000" style:writing-mode="lr-tb" fo:padding-top="0in" fo:padding-left="0.075in" fo:padding-bottom="0in" fo:padding-right="0.075in"/>
    </style:style>
    <style:style style:name="P516" style:parent-style-name="Normal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517" style:family="table-cell">
      <style:table-cell-properties fo:border="0.0069in solid #000000" style:writing-mode="lr-tb" fo:padding-top="0in" fo:padding-left="0.075in" fo:padding-bottom="0in" fo:padding-right="0.075in"/>
    </style:style>
    <style:style style:name="P518" style:parent-style-name="Normal" style:family="paragraph">
      <style:paragraph-properties fo:margin-bottom="0in" fo:line-height="100%"/>
    </style:style>
  </office:automatic-styles>
  <office:body>
    <office:text text:use-soft-page-breaks="true">
      <text:h text:style-name="P1" text:outline-level="1">Sheet for manually testing the WCAG criteria</text:h>
      <text:p text:style-name="Normal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Topic</text:p>
          </table:table-cell>
          <table:table-cell table:style-name="TableCell12">
            <text:p text:style-name="P13">Criteria</text:p>
          </table:table-cell>
          <table:table-cell table:style-name="TableCell14">
            <text:p text:style-name="P15">Short description</text:p>
          </table:table-cell>
          <table:table-cell table:style-name="TableCell16">
            <text:p text:style-name="P17">Source</text:p>
          </table:table-cell>
          <table:table-cell table:style-name="TableCell18">
            <text:p text:style-name="P19">Test tips</text:p>
          </table:table-cell>
          <table:table-cell table:style-name="TableCell20">
            <text:p text:style-name="P21">Status</text:p>
          </table:table-cell>
        </table:table-row>
        <table:table-row table:style-name="TableRow22">
          <table:table-cell table:style-name="TableCell23">
            <text:h text:style-name="P24" text:outline-level="2">Text alternatives</text:h>
          </table:table-cell>
          <table:table-cell table:style-name="TableCell25">
            <text:h text:style-name="P26" text:outline-level="2">1.1.1 non-textual content</text:h>
          </table:table-cell>
          <table:table-cell table:style-name="TableCell27">
            <text:p text:style-name="P28"/>
            <text:p text:style-name="P29">Give the user a textual alternative for content that isn’t text.</text:p>
            <text:p text:style-name="P30"/>
          </table:table-cell>
          <table:table-cell table:style-name="TableCell31">
            <text:p text:style-name="P32"><text:a xlink:href="https://www.w3.org/TR/UNDERSTANDING-WCAG20/text-equiv-all.html" office:target-frame-name="_top" xlink:show="replace"><text:span text:style-name="Hyperlink">https://www.w3.org/TR/UNDERSTANDING-WCAG20/text-equiv-all.html</text:span></text:a><text:s/></text:p>
          </table:table-cell>
          <table:table-cell table:style-name="TableCell33">
            <text:p text:style-name="P34">Use the WAVE Evaluation tool or turn on VoiceOver:<text:s/></text:p>
            <text:p text:style-name="P35">Do images have alt text?</text:p>
            <text:p text:style-name="P36">Do interactive icons have labels or descriptions?</text:p>
            <text:p text:style-name="P37">Are there any diagrams that lack alternative text?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Time-based media</text:p>
            <text:p text:style-name="P43"/>
          </table:table-cell>
          <table:table-cell table:style-name="TableCell44">
            <text:h text:style-name="P45" text:outline-level="2">1.2<text:s/>.1<text:s/>Audio-and Video</text:h>
          </table:table-cell>
          <table:table-cell table:style-name="TableCell46">
            <text:p text:style-name="P47"/>
            <text:p text:style-name="P48">Give the user an alternative to content only available as video or audio.</text:p>
            <text:p text:style-name="P49"/>
            <text:p text:style-name="P50"/>
          </table:table-cell>
          <table:table-cell table:style-name="TableCell51">
            <text:p text:style-name="P52"><text:a xlink:href="https://www.w3.org/TR/UNDERSTANDING-WCAG20/media-equiv-av-only-alt.html" office:target-frame-name="_top" xlink:show="replace"><text:span text:style-name="Hyperlink">https://www.w3.org/TR/UNDERSTANDING-WCAG20/media-equiv-av-only-alt.html</text:span></text:a><text:s/></text:p>
          </table:table-cell>
          <table:table-cell table:style-name="TableCell53">
            <text:p text:style-name="P54">Is there a textual summary of what a video or audio clip is informing on the page?</text:p>
            <text:p text:style-name="P55"/>
            <text:p text:style-name="P56"><text:s/></text:p>
          </table:table-cell>
          <table:table-cell table:style-name="TableCell57">
            <text:p text:style-name="P58"/>
          </table:table-cell>
        </table:table-row>
        <table:table-row table:style-name="TableRow59">
          <table:table-cell table:style-name="TableCell60">
            <text:p text:style-name="P61"/>
          </table:table-cell>
          <table:table-cell table:style-name="TableCell62">
            <text:h text:style-name="P63" text:outline-level="2">1.2.2<text:s/>Captions</text:h>
          </table:table-cell>
          <table:table-cell table:style-name="TableCell64">
            <text:p text:style-name="P65">Offer captions for videos with sound.</text:p>
            <text:p text:style-name="P66"/>
          </table:table-cell>
          <table:table-cell table:style-name="TableCell67">
            <text:p text:style-name="P68"><text:a xlink:href="https://www.w3.org/TR/UNDERSTANDING-WCAG20/media-equiv-captions.html" office:target-frame-name="_top" xlink:show="replace"><text:span text:style-name="Hyperlink">https://www.w3.org/TR/UNDERSTANDING-WCAG20/media-equiv-captions.html</text:span></text:a></text:p>
            <text:p text:style-name="P69"/>
          </table:table-cell>
          <table:table-cell table:style-name="TableCell70">
            <text:p text:style-name="P71">Videos on the page should have accurate closed captioning for users with impaired<text:s/>hearing or who do not have the option to turn on sound.<text:s/></text:p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>
            <text:h text:style-name="P76" text:outline-level="2">Adaptability</text:h>
          </table:table-cell>
          <table:table-cell table:style-name="TableCell77">
            <text:h text:style-name="P78" text:outline-level="2">1.3.1 Information and relations</text:h>
          </table:table-cell>
          <table:table-cell table:style-name="TableCell79">
            <text:p text:style-name="P80">Code should be written as it appears.</text:p>
          </table:table-cell>
          <table:table-cell table:style-name="TableCell81">
            <text:p text:style-name="P82"><text:a xlink:href="https://www.w3.org/TR/UNDERSTANDING-WCAG20/content-structure-separation-programmatic.html" office:target-frame-name="_top" xlink:show="replace"><text:span text:style-name="Hyperlink">https://www.w3.org/TR/UNDERSTANDING-WCAG20/content-structure-separation-programmatic.html</text:span></text:a><text:s/></text:p>
          </table:table-cell>
          <table:table-cell table:style-name="TableCell83">
            <text:p text:style-name="P84">Using designated HTML tags and descriptive components for frontend-code. Reduce excessive usage of &lt;div&gt;, or<text:s/>modification of<text:s/>HTML<text:s/>tags to be something they are not.</text:p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/>
          </table:table-cell>
          <table:table-cell table:style-name="TableCell90">
            <text:h text:style-name="P91" text:outline-level="2">1.3.2 Meaningful Sequence</text:h>
            <text:p text:style-name="P92"/>
          </table:table-cell>
          <table:table-cell table:style-name="TableCell93">
            <text:p text:style-name="P94">Present content in a meaningful order</text:p>
          </table:table-cell>
          <table:table-cell table:style-name="TableCell95">
            <text:p text:style-name="P96"><text:a xlink:href="https://www.w3.org/TR/UNDERSTANDING-WCAG20/content-structure-separation-sequence.html" office:target-frame-name="_top" xlink:show="replace"><text:span text:style-name="Hyperlink">https://www.w3.org/TR/UNDERSTANDING-WCAG20/content-structure-separation-sequence.html</text:span></text:a><text:s/></text:p>
          </table:table-cell>
          <table:table-cell table:style-name="TableCell97">
            <text:p text:style-name="P98">Navigate through the page with the tab key, does it navigate to components that you expect? Navigation of the topics on a webpage should follow an order that makes sense.</text:p>
            <text:p text:style-name="P99"/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h text:style-name="P104" text:outline-level="2"/>
          </table:table-cell>
          <table:table-cell table:style-name="TableCell105">
            <text:h text:style-name="P106" text:outline-level="2">1.3.3 Sensory characteristics</text:h>
          </table:table-cell>
          <table:table-cell table:style-name="TableCell107">
            <text:p text:style-name="P108">Instructions provided for understanding and operating content<text:s/>should<text:s/>not rely solely on sensory characteristics of components<text:s/>(shape, size, visual location, orientation, sound)</text:p>
          </table:table-cell>
          <table:table-cell table:style-name="TableCell109">
            <text:p text:style-name="P110"><text:a xlink:href="https://www.w3.org/TR/2023/NOTE-UNDERSTANDING-WCAG20-20230921/content-structure-separation-understanding.html" office:target-frame-name="_top" xlink:show="replace"><text:span text:style-name="Hyperlink">https://www.w3.org/TR/2023/NOTE-UNDERSTANDING-WCAG20-20230921/content-structure-separation-understanding.html</text:span></text:a><text:s/></text:p>
          </table:table-cell>
          <table:table-cell table:style-name="TableCell111">
            <text:p text:style-name="P112">Example: Instructions like “Press on the button to the left to continue” are vague and screenreader<text:s/>software will not be able to parse what “the button to the left” is.<text:s/></text:p>
            <text:p text:style-name="P113"/>
            <text:p text:style-name="P114"/>
          </table:table-cell>
          <table:table-cell table:style-name="TableCell115">
            <text:p text:style-name="P116"/>
          </table:table-cell>
        </table:table-row>
        <table:table-row table:style-name="TableRow117">
          <table:table-cell table:style-name="TableCell118">
            <text:p text:style-name="P119">Distinguishable</text:p>
          </table:table-cell>
          <table:table-cell table:style-name="TableCell120">
            <text:h text:style-name="P121" text:outline-level="2">1.4.1 Usage of color</text:h>
            <text:p text:style-name="P122"/>
          </table:table-cell>
          <table:table-cell table:style-name="TableCell123">
            <text:p text:style-name="P124">Do not use color as the only visual means of conveying information.</text:p>
          </table:table-cell>
          <table:table-cell table:style-name="TableCell125">
            <text:p text:style-name="P126"><text:a xlink:href="https://www.w3.org/TR/2023/NOTE-UNDERSTANDING-WCAG20-20230921/visual-audio-contrast-without-color.html" office:target-frame-name="_top" xlink:show="replace"><text:span text:style-name="Hyperlink">https://www.w3.org/TR/2023/NOTE-UNDERSTANDING-WCAG20-20230921/visual-audio-contrast-without-color.html</text:span></text:a><text:s/></text:p>
          </table:table-cell>
          <table:table-cell table:style-name="TableCell127">
            <text:p text:style-name="P128">Example: Instructions like “Press the blue button to continue” are yet again, vague for screenreaders.</text:p>
          </table:table-cell>
          <table:table-cell table:style-name="TableCell129">
            <text:p text:style-name="P130"/>
          </table:table-cell>
        </table:table-row>
        <table:table-row table:style-name="TableRow131">
          <table:table-cell table:style-name="TableCell132">
            <text:h text:style-name="P133" text:outline-level="2"/>
          </table:table-cell>
          <table:table-cell table:style-name="TableCell134">
            <text:h text:style-name="P135" text:outline-level="2">1.4.2 Audio control</text:h>
          </table:table-cell>
          <table:table-cell table:style-name="TableCell136">
            <text:p text:style-name="P137">Audio playing for more than 3 seconds should be pause- or stoppable independent from the overall system volume.</text:p>
          </table:table-cell>
          <table:table-cell table:style-name="TableCell138">
            <text:p text:style-name="P139"><text:a xlink:href="https://www.w3.org/TR/2023/NOTE-UNDERSTANDING-WCAG20-20230921/visual-audio-contrast-dis-audio.html" office:target-frame-name="_top" xlink:show="replace"><text:span text:style-name="Hyperlink">https://www.w3.org/TR/2023/NOTE-UNDERSTANDING-WCAG20-20230921/visual-audio-contrast-dis-audio.html</text:span></text:a><text:s/></text:p>
          </table:table-cell>
          <table:table-cell table:style-name="TableCell140">
            <text:p text:style-name="P141">Turn on VoiceOver;</text:p>
            <text:p text:style-name="P142">Is it possible to stop or pause any automatic audio playing, without also stopping the volume of a voiceover?</text:p>
          </table:table-cell>
          <table:table-cell table:style-name="TableCell143">
            <text:p text:style-name="P144"/>
          </table:table-cell>
        </table:table-row>
        <table:table-row table:style-name="TableRow145">
          <table:table-cell table:style-name="TableCell146">
            <text:h text:style-name="P147" text:outline-level="2"/>
          </table:table-cell>
          <table:table-cell table:style-name="TableCell148">
            <text:h text:style-name="P149" text:outline-level="2">1.4.3 Color contrast</text:h>
          </table:table-cell>
          <table:table-cell table:style-name="TableCell150">
            <text:p text:style-name="P151">Visual presentation of text has a contrast ration of at least 4.5:1 (with some exceptions).</text:p>
          </table:table-cell>
          <table:table-cell table:style-name="TableCell152">
            <text:p text:style-name="P153"><text:a xlink:href="https://www.w3.org/TR/2023/NOTE-UNDERSTANDING-WCAG20-20230921/visual-audio-contrast-contrast.html" office:target-frame-name="_top" xlink:show="replace"><text:span text:style-name="Hyperlink">https://www.w3.org/TR/2023/NOTE-UNDERSTANDING-WCAG20-20230921/visual-audio-contrast-contrast.html</text:span></text:a><text:s/></text:p>
          </table:table-cell>
          <table:table-cell table:style-name="TableCell154">
            <text:p text:style-name="P155">Use digital tools to check the contrast ratio.<text:s/></text:p>
            <text:p text:style-name="P156">Otherwise see if it is possible to distinguish words form their background in different screen light and in sunlight, for example.</text:p>
          </table:table-cell>
          <table:table-cell table:style-name="TableCell157">
            <text:p text:style-name="P158"/>
          </table:table-cell>
        </table:table-row>
        <table:table-row table:style-name="TableRow159">
          <table:table-cell table:style-name="TableCell160">
            <text:h text:style-name="P161" text:outline-level="2"/>
          </table:table-cell>
          <table:table-cell table:style-name="TableCell162">
            <text:h text:style-name="P163" text:outline-level="2">1.4.4 Resizing text</text:h>
          </table:table-cell>
          <table:table-cell table:style-name="TableCell164">
            <text:p text:style-name="P165"><text:span text:style-name="T166">Except for captions and images of text, text can be resized without assistive technology up to 200% without loss of content or functionality</text:span><text:span text:style-name="T167">.</text:span></text:p>
          </table:table-cell>
          <table:table-cell table:style-name="TableCell168">
            <text:p text:style-name="P169"><text:a xlink:href="https://www.w3.org/TR/2023/NOTE-UNDERSTANDING-WCAG20-20230921/visual-audio-contrast-scale.html" office:target-frame-name="_top" xlink:show="replace"><text:span text:style-name="Hyperlink">https://www.w3.org/TR/2023/NOTE-UNDERSTANDING-WCAG20-20230921/visual-audio-contrast-scale.html</text:span></text:a><text:s/></text:p>
          </table:table-cell>
          <table:table-cell table:style-name="TableCell170">
            <text:p text:style-name="P171">Resize the content of a web page on your device up to 200%</text:p>
            <text:p text:style-name="P172">Does the content still make sense? Is it possible to navigate? Is it readable?</text:p>
          </table:table-cell>
          <table:table-cell table:style-name="TableCell173">
            <text:p text:style-name="P174"/>
          </table:table-cell>
        </table:table-row>
        <table:table-row table:style-name="TableRow175">
          <table:table-cell table:style-name="TableCell176">
            <text:h text:style-name="P177" text:outline-level="2"/>
          </table:table-cell>
          <table:table-cell table:style-name="TableCell178">
            <text:h text:style-name="P179" text:outline-level="2">1.4.5 Images of text</text:h>
          </table:table-cell>
          <table:table-cell table:style-name="TableCell180">
            <text:p text:style-name="P181">If possible, use text instead of images of text.</text:p>
          </table:table-cell>
          <table:table-cell table:style-name="TableCell182">
            <text:p text:style-name="P183"><text:a xlink:href="https://www.w3.org/TR/2023/NOTE-UNDERSTANDING-WCAG20-20230921/visual-audio-contrast-text-presentation.html" office:target-frame-name="_top" xlink:show="replace"><text:span text:style-name="Hyperlink">https://www.w3.org/TR/2023/NOTE-UNDERSTANDING-WCAG20-20230921/visual-audio-contrast-text-presentation.html</text:span></text:a></text:p>
          </table:table-cell>
          <table:table-cell table:style-name="TableCell184">
            <text:p text:style-name="P185">Do not have images with text in them, screenreading/voiceover tech will not be able to parse that text.</text:p>
          </table:table-cell>
          <table:table-cell table:style-name="TableCell186">
            <text:p text:style-name="P187"/>
          </table:table-cell>
        </table:table-row>
        <table:table-row table:style-name="TableRow188">
          <table:table-cell table:style-name="TableCell189">
            <text:h text:style-name="P190" text:outline-level="2">Keyboard accessibility</text:h>
          </table:table-cell>
          <table:table-cell table:style-name="TableCell191">
            <text:h text:style-name="P192" text:outline-level="2">2.1.1 Keyboard</text:h>
          </table:table-cell>
          <table:table-cell table:style-name="TableCell193">
            <text:p text:style-name="P194">All functionality should be operable with a keyboard.</text:p>
          </table:table-cell>
          <table:table-cell table:style-name="TableCell195">
            <text:p text:style-name="P196"><text:a xlink:href="https://www.w3.org/TR/2023/NOTE-UNDERSTANDING-WCAG20-20230921/keyboard-operation-keyboard-operable.html" office:target-frame-name="_top" xlink:show="replace"><text:span text:style-name="Hyperlink">https://www.w3.org/TR/2023/NOTE-UNDERSTANDING-WCAG20-20230921/keyboard-operation-keyboard-operable.html</text:span></text:a><text:s/></text:p>
          </table:table-cell>
          <table:table-cell table:style-name="TableCell197">
            <text:p text:style-name="P198">Use<text:s/>keyboard guide<text:s/></text:p>
          </table:table-cell>
          <table:table-cell table:style-name="TableCell199">
            <text:p text:style-name="P200"/>
          </table:table-cell>
        </table:table-row>
        <table:table-row table:style-name="TableRow201">
          <table:table-cell table:style-name="TableCell202">
            <text:h text:style-name="P203" text:outline-level="2"/>
          </table:table-cell>
          <table:table-cell table:style-name="TableCell204">
            <text:h text:style-name="P205" text:outline-level="2">2.1.2 No keyboard trap</text:h>
          </table:table-cell>
          <table:table-cell table:style-name="TableCell206">
            <text:p text:style-name="P207">The user should not get stuck on a web page when navigating with a keyboard.</text:p>
          </table:table-cell>
          <table:table-cell table:style-name="TableCell208">
            <text:p text:style-name="P209"><text:a xlink:href="https://www.w3.org/TR/2023/NOTE-UNDERSTANDING-WCAG20-20230921/keyboard-operation-trapping.html" office:target-frame-name="_top" xlink:show="replace"><text:span text:style-name="Hyperlink">https://www.w3.org/TR/2023/NOTE-UNDERSTANDING-WCAG20-20230921/keyboard-operation-trapping.html</text:span></text:a><text:s/></text:p>
          </table:table-cell>
          <table:table-cell table:style-name="TableCell210">
            <text:p text:style-name="P211">Check navigation buttons or components that can change (like a dropdown menu, or elements in a grid)</text:p>
          </table:table-cell>
          <table:table-cell table:style-name="TableCell212">
            <text:p text:style-name="P213"/>
          </table:table-cell>
        </table:table-row>
        <table:table-row table:style-name="TableRow214">
          <table:table-cell table:style-name="TableCell215">
            <text:h text:style-name="P216" text:outline-level="2">Enough time</text:h>
          </table:table-cell>
          <table:table-cell table:style-name="TableCell217">
            <text:h text:style-name="P218" text:outline-level="2">2.2.1 Adjustable timing</text:h>
          </table:table-cell>
          <table:table-cell table:style-name="TableCell219">
            <text:p text:style-name="P220">Functionality with time limits should be adjustable by the user.</text:p>
          </table:table-cell>
          <table:table-cell table:style-name="TableCell221">
            <text:p text:style-name="P222"><text:a xlink:href="https://www.w3.org/TR/2023/NOTE-UNDERSTANDING-WCAG20-20230921/time-limits-required-behaviors.html" office:target-frame-name="_top" xlink:show="replace"><text:span text:style-name="Hyperlink">https://www.w3.org/TR/2023/NOTE-UNDERSTANDING-WCAG20-20230921/time-limits-required-behaviors.html</text:span></text:a><text:s/></text:p>
          </table:table-cell>
          <table:table-cell table:style-name="TableCell223">
            <text:p text:style-name="P224">Does a schema need to be filled out/finished within a time frame?</text:p>
            <text:p text:style-name="P225">Is there a<text:s/>login session<text:s/>that will<text:s/>log the user out after a time frame? Is it possible to prolong that time? Is progress saved?</text:p>
          </table:table-cell>
          <table:table-cell table:style-name="TableCell226">
            <text:p text:style-name="P227"/>
          </table:table-cell>
        </table:table-row>
        <table:table-row table:style-name="TableRow228">
          <table:table-cell table:style-name="TableCell229">
            <text:h text:style-name="P230" text:outline-level="2"/>
          </table:table-cell>
          <table:table-cell table:style-name="TableCell231">
            <text:h text:style-name="P232" text:outline-level="2">2.2.2 Pause, stop, hide</text:h>
          </table:table-cell>
          <table:table-cell table:style-name="TableCell233">
            <text:p text:style-name="P234">The user has an option to pause, stop or hide content that automatically changes.</text:p>
          </table:table-cell>
          <table:table-cell table:style-name="TableCell235">
            <text:p text:style-name="P236"><text:a xlink:href="https://www.w3.org/TR/2023/NOTE-UNDERSTANDING-WCAG20-20230921/time-limits-pause.html" office:target-frame-name="_top" xlink:show="replace"><text:span text:style-name="Hyperlink">https://www.w3.org/TR/2023/NOTE-UNDERSTANDING-WCAG20-20230921/time-limits-pause.html</text:span></text:a><text:s/></text:p>
          </table:table-cell>
          <table:table-cell table:style-name="TableCell237">
            <text:p text:style-name="P238">Are there carousels that<text:s/>automatically shuffle through content/images?<text:s/></text:p>
            <text:p text:style-name="P239"/>
          </table:table-cell>
          <table:table-cell table:style-name="TableCell240">
            <text:p text:style-name="P241"/>
          </table:table-cell>
        </table:table-row>
        <table:table-row table:style-name="TableRow242">
          <table:table-cell table:style-name="TableCell243">
            <text:h text:style-name="P244" text:outline-level="2">Seizure<text:s/>safety</text:h>
          </table:table-cell>
          <table:table-cell table:style-name="TableCell245">
            <text:h text:style-name="P246" text:outline-level="2">2.3.1 Flashing threshold</text:h>
          </table:table-cell>
          <table:table-cell table:style-name="TableCell247">
            <text:p text:style-name="P248">Page should not contain anything that flashes more than three times per second.<text:s/></text:p>
          </table:table-cell>
          <table:table-cell table:style-name="TableCell249">
            <text:p text:style-name="P250"><text:a xlink:href="https://www.w3.org/TR/2023/NOTE-UNDERSTANDING-WCAG20-20230921/seizure-does-not-violate.html" office:target-frame-name="_top" xlink:show="replace"><text:span text:style-name="Hyperlink">https://www.w3.org/TR/2023/NOTE-UNDERSTANDING-WCAG20-20230921/seizure-does-not-violate.html</text:span></text:a><text:s/></text:p>
          </table:table-cell>
          <table:table-cell table:style-name="TableCell251">
            <text:p text:style-name="P252">Are there clips of a movie scene that features bright flashes?<text:s/>Animation that flashes?<text:s/></text:p>
          </table:table-cell>
          <table:table-cell table:style-name="TableCell253">
            <text:p text:style-name="P254"/>
          </table:table-cell>
        </table:table-row>
        <table:table-row table:style-name="TableRow255">
          <table:table-cell table:style-name="TableCell256">
            <text:h text:style-name="P257" text:outline-level="2">Navigability</text:h>
          </table:table-cell>
          <table:table-cell table:style-name="TableCell258">
            <text:h text:style-name="P259" text:outline-level="2">2.4.1<text:s/>Bypass blocks</text:h>
          </table:table-cell>
          <table:table-cell table:style-name="TableCell260">
            <text:p text:style-name="P261">The user should be able to bypass blocks of content repeated on multiple pages.</text:p>
          </table:table-cell>
          <table:table-cell table:style-name="TableCell262">
            <text:p text:style-name="P263"><text:a xlink:href="https://www.w3.org/TR/2023/NOTE-UNDERSTANDING-WCAG20-20230921/navigation-mechanisms-skip.html" office:target-frame-name="_top" xlink:show="replace"><text:span text:style-name="Hyperlink">https://www.w3.org/TR/2023/NOTE-UNDERSTANDING-WCAG20-20230921/navigation-mechanisms-skip.html</text:span></text:a><text:s/></text:p>
          </table:table-cell>
          <table:table-cell table:style-name="TableCell264">
            <text:p text:style-name="P265">Examples of “repeated content blocks”:</text:p>
            <text:p text:style-name="P266">Navigation links, headings, graphics, advertising frames..</text:p>
            <text:p text:style-name="P267">Can you jump directly between them using keyboard navigation or voiceover function?</text:p>
          </table:table-cell>
          <table:table-cell table:style-name="TableCell268">
            <text:p text:style-name="P269"/>
          </table:table-cell>
        </table:table-row>
        <table:table-row table:style-name="TableRow270">
          <table:table-cell table:style-name="TableCell271">
            <text:h text:style-name="P272" text:outline-level="2"/>
          </table:table-cell>
          <table:table-cell table:style-name="TableCell273">
            <text:h text:style-name="P274" text:outline-level="2">2.4.2<text:s/>Page titled</text:h>
          </table:table-cell>
          <table:table-cell table:style-name="TableCell275">
            <text:p text:style-name="P276">Web pages should have a title that describes the topic or purpose.</text:p>
          </table:table-cell>
          <table:table-cell table:style-name="TableCell277">
            <text:p text:style-name="P278"><text:a xlink:href="https://www.w3.org/TR/2023/NOTE-UNDERSTANDING-WCAG20-20230921/navigation-mechanisms-title.html" office:target-frame-name="_top" xlink:show="replace"><text:span text:style-name="Hyperlink">https://www.w3.org/TR/2023/NOTE-UNDERSTANDING-WCAG20-20230921/navigation-mechanisms-title.html</text:span></text:a><text:s/></text:p>
          </table:table-cell>
          <table:table-cell table:style-name="TableCell279">
            <text:p text:style-name="P280">When having voiceover on, do titles accurately describe the content per page?</text:p>
          </table:table-cell>
          <table:table-cell table:style-name="TableCell281">
            <text:p text:style-name="P282"/>
          </table:table-cell>
        </table:table-row>
        <table:table-row table:style-name="TableRow283">
          <table:table-cell table:style-name="TableCell284">
            <text:h text:style-name="P285" text:outline-level="2"/>
          </table:table-cell>
          <table:table-cell table:style-name="TableCell286">
            <text:h text:style-name="P287" text:outline-level="2">2.4.3<text:s/>Focus order</text:h>
          </table:table-cell>
          <table:table-cell table:style-name="TableCell288">
            <text:p text:style-name="P289">Focusable components<text:s/>should show focus in an order that makes sense.</text:p>
          </table:table-cell>
          <table:table-cell table:style-name="TableCell290">
            <text:p text:style-name="P291"><text:a xlink:href="https://www.w3.org/TR/2023/NOTE-UNDERSTANDING-WCAG20-20230921/navigation-mechanisms-focus-order.html" office:target-frame-name="_top" xlink:show="replace"><text:span text:style-name="Hyperlink">https://www.w3.org/TR/2023/NOTE-UNDERSTANDING-WCAG20-20230921/navigation-mechanisms-focus-order.html</text:span></text:a><text:s/></text:p>
          </table:table-cell>
          <table:table-cell table:style-name="TableCell292">
            <text:p text:style-name="P293">Tab through the webpage and check that things are navigated to in the order that is the same “visually”</text:p>
          </table:table-cell>
          <table:table-cell table:style-name="TableCell294">
            <text:p text:style-name="P295"/>
          </table:table-cell>
        </table:table-row>
        <table:table-row table:style-name="TableRow296">
          <table:table-cell table:style-name="TableCell297">
            <text:h text:style-name="P298" text:outline-level="2"/>
          </table:table-cell>
          <table:table-cell table:style-name="TableCell299">
            <text:h text:style-name="P300" text:outline-level="2">2.4.4<text:s/>Link purpose in<text:s/>context</text:h>
          </table:table-cell>
          <table:table-cell table:style-name="TableCell301">
            <text:p text:style-name="P302">The purpose of a link should be clear from the link text.</text:p>
          </table:table-cell>
          <table:table-cell table:style-name="TableCell303">
            <text:p text:style-name="P304"><text:a xlink:href="https://www.w3.org/TR/2023/NOTE-UNDERSTANDING-WCAG20-20230921/navigation-mechanisms-refs.html" office:target-frame-name="_top" xlink:show="replace"><text:span text:style-name="Hyperlink">https://www.w3.org/TR/2023/NOTE-UNDERSTANDING-WCAG20-20230921/navigation-mechanisms-refs.html</text:span></text:a><text:s/></text:p>
          </table:table-cell>
          <table:table-cell table:style-name="TableCell305">
            <text:p text:style-name="P306">Is it a link that will download something?</text:p>
            <text:p text:style-name="P307">Is it a link that will open up in a new tab?</text:p>
          </table:table-cell>
          <table:table-cell table:style-name="TableCell308">
            <text:p text:style-name="P309"/>
          </table:table-cell>
        </table:table-row>
        <table:table-row table:style-name="TableRow310">
          <table:table-cell table:style-name="TableCell311">
            <text:h text:style-name="P312" text:outline-level="2"/>
          </table:table-cell>
          <table:table-cell table:style-name="TableCell313">
            <text:h text:style-name="P314" text:outline-level="2">2.4.5<text:s/>Multiple ways (to navigate)</text:h>
          </table:table-cell>
          <table:table-cell table:style-name="TableCell315">
            <text:p text:style-name="P316">Offer the user multiple ways to navigate your web page.</text:p>
          </table:table-cell>
          <table:table-cell table:style-name="TableCell317">
            <text:p text:style-name="P318"><text:a xlink:href="https://www.w3.org/TR/2023/NOTE-UNDERSTANDING-WCAG20-20230921/navigation-mechanisms-mult-loc.html" office:target-frame-name="_top" xlink:show="replace"><text:span text:style-name="Hyperlink">https://www.w3.org/TR/2023/NOTE-UNDERSTANDING-WCAG20-20230921/navigation-mechanisms-mult-loc.html</text:span></text:a><text:s/></text:p>
          </table:table-cell>
          <table:table-cell table:style-name="TableCell319">
            <text:p text:style-name="P320">Look for:</text:p>
            <text:p text:style-name="P321">Site maps</text:p>
            <text:p text:style-name="P322">A consistent menu that shows up on each page</text:p>
            <text:p text:style-name="P323">A search bar</text:p>
          </table:table-cell>
          <table:table-cell table:style-name="TableCell324">
            <text:p text:style-name="P325"/>
          </table:table-cell>
        </table:table-row>
        <table:table-row table:style-name="TableRow326">
          <table:table-cell table:style-name="TableCell327">
            <text:h text:style-name="P328" text:outline-level="2"/>
          </table:table-cell>
          <table:table-cell table:style-name="TableCell329">
            <text:h text:style-name="P330" text:outline-level="2">2.4.6<text:s/>Headings and labels</text:h>
            <text:p text:style-name="P331"/>
          </table:table-cell>
          <table:table-cell table:style-name="TableCell332">
            <text:p text:style-name="P333">Headings and labels describe<text:s/>the<text:s/>topic or purpose<text:s/>of<text:s/>a page.</text:p>
          </table:table-cell>
          <table:table-cell table:style-name="TableCell334">
            <text:p text:style-name="P335"><text:a xlink:href="https://www.w3.org/TR/UNDERSTANDING-WCAG20/navigation-mechanisms-descriptive.html" office:target-frame-name="_top" xlink:show="replace"><text:span text:style-name="Hyperlink">https://www.w3.org/TR/UNDERSTANDING-WCAG20/navigation-mechanisms-descriptive.html</text:span></text:a><text:s/></text:p>
          </table:table-cell>
          <table:table-cell table:style-name="TableCell336">
            <text:p text:style-name="P337">If there are headings and labels used, they should be relevant and descriptive and fit within the context</text:p>
            <text:p text:style-name="P338">Think about news sites, how the headings per article should give an idea about the content.</text:p>
            <text:p text:style-name="P339">Or filling out a form, fields for “first name” and “last name” are labelled as such</text:p>
          </table:table-cell>
          <table:table-cell table:style-name="TableCell340">
            <text:p text:style-name="P341"/>
          </table:table-cell>
        </table:table-row>
        <table:table-row table:style-name="TableRow342">
          <table:table-cell table:style-name="TableCell343">
            <text:h text:style-name="P344" text:outline-level="2"/>
          </table:table-cell>
          <table:table-cell table:style-name="TableCell345">
            <text:h text:style-name="P346" text:outline-level="2">2.4.7<text:s/>Focus visible</text:h>
            <text:p text:style-name="P347"/>
          </table:table-cell>
          <table:table-cell table:style-name="TableCell348">
            <text:p text:style-name="P349">When navigating with a keyboard, the focus indicator should be visible.</text:p>
          </table:table-cell>
          <table:table-cell table:style-name="TableCell350">
            <text:p text:style-name="P351"><text:a xlink:href="https://www.w3.org/TR/UNDERSTANDING-WCAG20/navigation-mechanisms-focus-visible.html" office:target-frame-name="_top" xlink:show="replace"><text:span text:style-name="Hyperlink">https://www.w3.org/TR/UNDERSTANDING-WCAG20/navigation-mechanisms-focus-visible.html</text:span></text:a><text:s/></text:p>
          </table:table-cell>
          <table:table-cell table:style-name="TableCell352">
            <text:p text:style-name="P353">The moment you start using the keyboard to navigate, a focus indicator (usually something outlining what element you are focused on) should appear</text:p>
            <text:p text:style-name="P354">Pay special attention to where the focus shows up if there are popups, modals, dropdowns...</text:p>
          </table:table-cell>
          <table:table-cell table:style-name="TableCell355">
            <text:p text:style-name="P356"/>
          </table:table-cell>
        </table:table-row>
        <table:table-row table:style-name="TableRow357">
          <table:table-cell table:style-name="TableCell358">
            <text:h text:style-name="P359" text:outline-level="2">Readability</text:h>
          </table:table-cell>
          <table:table-cell table:style-name="TableCell360">
            <text:h text:style-name="P361" text:outline-level="2">3.1.1<text:s/>Language on page</text:h>
          </table:table-cell>
          <table:table-cell table:style-name="TableCell362">
            <text:p text:style-name="P363">The default human language on each page can be programmatically determined.</text:p>
          </table:table-cell>
          <table:table-cell table:style-name="TableCell364">
            <text:p text:style-name="P365"><text:a xlink:href="https://www.w3.org/TR/UNDERSTANDING-WCAG20/meaning-doc-lang-id.html" office:target-frame-name="_top" xlink:show="replace"><text:span text:style-name="Hyperlink">https://www.w3.org/TR/UNDERSTANDING-WCAG20/meaning-doc-lang-id.html</text:span></text:a><text:s/></text:p>
          </table:table-cell>
          <table:table-cell table:style-name="TableCell366">
            <text:p text:style-name="P367">Use the WAVE evaluation tool or ask if the programmers on the team have taken this into consideration.</text:p>
            <text:p text:style-name="P368">Switch between languages for the voiceover and see how they react to a page<text:s/></text:p>
          </table:table-cell>
          <table:table-cell table:style-name="TableCell369">
            <text:p text:style-name="P370"/>
          </table:table-cell>
        </table:table-row>
        <table:table-row table:style-name="TableRow371">
          <table:table-cell table:style-name="TableCell372">
            <text:h text:style-name="P373" text:outline-level="2"/>
          </table:table-cell>
          <table:table-cell table:style-name="TableCell374">
            <text:h text:style-name="P375" text:outline-level="2">3.1.2<text:s/>Language on sections of content</text:h>
          </table:table-cell>
          <table:table-cell table:style-name="TableCell376">
            <text:p text:style-name="P377">The language in sections of the content should be programmatically determined.</text:p>
          </table:table-cell>
          <table:table-cell table:style-name="TableCell378">
            <text:p text:style-name="P379"><text:a xlink:href="https://www.w3.org/TR/UNDERSTANDING-WCAG20/meaning-other-lang-id.html" office:target-frame-name="_top" xlink:show="replace"><text:span text:style-name="Hyperlink">https://www.w3.org/TR/UNDERSTANDING-WCAG20/meaning-other-lang-id.html</text:span></text:a><text:s/></text:p>
          </table:table-cell>
          <table:table-cell table:style-name="TableCell380">
            <text:p text:style-name="P381">Parse through the page with voiceover to listen if there are sections of the text<text:s/>with “foreign” words or phrases, and whether they are<text:s/>pronounced<text:s/>correctly.<text:s/></text:p>
          </table:table-cell>
          <table:table-cell table:style-name="TableCell382">
            <text:p text:style-name="P383"/>
          </table:table-cell>
        </table:table-row>
        <table:table-row table:style-name="TableRow384">
          <table:table-cell table:style-name="TableCell385">
            <text:h text:style-name="P386" text:outline-level="2">Predictability</text:h>
          </table:table-cell>
          <table:table-cell table:style-name="TableCell387">
            <text:h text:style-name="P388" text:outline-level="2">3.2.1<text:s/>Focus</text:h>
          </table:table-cell>
          <table:table-cell table:style-name="TableCell389">
            <text:p text:style-name="P390"><text:span text:style-name="T391">When any component receives focus, it does not initiate a change of context.</text:span></text:p>
          </table:table-cell>
          <table:table-cell table:style-name="TableCell392">
            <text:p text:style-name="P393"><text:a xlink:href="https://www.w3.org/TR/UNDERSTANDING-WCAG20/consistent-behavior-receive-focus.html" office:target-frame-name="_top" xlink:show="replace"><text:span text:style-name="Hyperlink">https://www.w3.org/TR/UNDERSTANDING-WCAG20/consistent-behavior-receive-focus.html</text:span></text:a><text:s/></text:p>
          </table:table-cell>
          <table:table-cell table:style-name="TableCell394">
            <text:p text:style-name="P395">Use keyboard navigation, and/or turn on VoiceOver;</text:p>
            <text:p text:style-name="P396">Moving focus<text:s/></text:p>
            <text:p text:style-name="P397"/>
          </table:table-cell>
          <table:table-cell table:style-name="TableCell398">
            <text:p text:style-name="P399"/>
          </table:table-cell>
        </table:table-row>
        <table:table-row table:style-name="TableRow400">
          <table:table-cell table:style-name="TableCell401">
            <text:h text:style-name="P402" text:outline-level="2"/>
          </table:table-cell>
          <table:table-cell table:style-name="TableCell403">
            <text:h text:style-name="P404" text:outline-level="2">3.2.2<text:s/>Input</text:h>
          </table:table-cell>
          <table:table-cell table:style-name="TableCell405">
            <text:p text:style-name="P406">Changing the value in a schema (or other input field) should not lead to automatic change of context.</text:p>
          </table:table-cell>
          <table:table-cell table:style-name="TableCell407">
            <text:p text:style-name="P408"><text:a xlink:href="https://www.w3.org/TR/UNDERSTANDING-WCAG20/consistent-behavior-unpredictable-change.html" office:target-frame-name="_top" xlink:show="replace"><text:span text:style-name="Hyperlink">https://www.w3.org/TR/UNDERSTANDING-WCAG20/consistent-behavior-unpredictable-change.html</text:span></text:a><text:s/></text:p>
          </table:table-cell>
          <table:table-cell table:style-name="TableCell409">
            <text:p text:style-name="P410">Context here means the general flow of the schema, and that should not change.</text:p>
            <text:p text:style-name="P411">Additional fields showing up when selecting certain options in a schema is OK, but if selecting an option suddenly puts the user on a different page, that is change of context.<text:s/></text:p>
          </table:table-cell>
          <table:table-cell table:style-name="TableCell412">
            <text:p text:style-name="P413"/>
          </table:table-cell>
        </table:table-row>
        <table:table-row table:style-name="TableRow414">
          <table:table-cell table:style-name="TableCell415">
            <text:h text:style-name="P416" text:outline-level="2"/>
          </table:table-cell>
          <table:table-cell table:style-name="TableCell417">
            <text:h text:style-name="P418" text:outline-level="2">3.2.3<text:s/>Consistent navigation</text:h>
          </table:table-cell>
          <table:table-cell table:style-name="TableCell419">
            <text:p text:style-name="P420">Navigational links that are on multiple pages should have a consistent order.<text:s/></text:p>
          </table:table-cell>
          <table:table-cell table:style-name="TableCell421">
            <text:p text:style-name="P422"><text:a xlink:href="https://www.w3.org/TR/UNDERSTANDING-WCAG20/consistent-behavior-consistent-locations.html" office:target-frame-name="_top" xlink:show="replace"><text:span text:style-name="Hyperlink">https://www.w3.org/TR/UNDERSTANDING-WCAG20/consistent-behavior-consistent-locations.html</text:span></text:a><text:s/></text:p>
          </table:table-cell>
          <table:table-cell table:style-name="TableCell423">
            <text:p text:style-name="P424">Can you quickly and consistently locate navigation elements like..</text:p>
            <text:list text:style-name="LFO1" text:continue-numbering="true">
              <text:list-item>
                <text:p text:style-name="P425">Search bar</text:p>
              </text:list-item>
              <text:list-item>
                <text:p text:style-name="P426">Navigation menu</text:p>
              </text:list-item>
              <text:list-item>
                <text:p text:style-name="P427">Jumping to main “blocks”</text:p>
              </text:list-item>
            </text:list>
          </table:table-cell>
          <table:table-cell table:style-name="TableCell428">
            <text:p text:style-name="P429"/>
          </table:table-cell>
        </table:table-row>
        <table:table-row table:style-name="TableRow430">
          <table:table-cell table:style-name="TableCell431">
            <text:h text:style-name="P432" text:outline-level="2"/>
          </table:table-cell>
          <table:table-cell table:style-name="TableCell433">
            <text:h text:style-name="P434" text:outline-level="2">3.2.4<text:s/>Consistent identification</text:h>
          </table:table-cell>
          <table:table-cell table:style-name="TableCell435">
            <text:p text:style-name="P436"><text:span text:style-name="T437">Components that have the same functionality within a set of pages are identified consistently</text:span></text:p>
          </table:table-cell>
          <table:table-cell table:style-name="TableCell438">
            <text:p text:style-name="P439"><text:a xlink:href="https://www.w3.org/TR/UNDERSTANDING-WCAG20/consistent-behavior-consistent-functionality.html" office:target-frame-name="_top" xlink:show="replace"><text:span text:style-name="Hyperlink">https://www.w3.org/TR/UNDERSTANDING-WCAG20/consistent-behavior-consistent-functionality.html</text:span></text:a><text:s/></text:p>
          </table:table-cell>
          <table:table-cell table:style-name="TableCell440">
            <text:p text:style-name="P441">Are the same interactive elements labeled differently on different pages? Are they placed in a different area based on the page they are on?</text:p>
          </table:table-cell>
          <table:table-cell table:style-name="TableCell442">
            <text:p text:style-name="P443"/>
          </table:table-cell>
        </table:table-row>
        <table:table-row table:style-name="TableRow444">
          <table:table-cell table:style-name="TableCell445">
            <text:h text:style-name="P446" text:outline-level="2">Input assistance</text:h>
            <text:p text:style-name="P447"/>
          </table:table-cell>
          <table:table-cell table:style-name="TableCell448">
            <text:h text:style-name="P449" text:outline-level="2">3.3.1<text:s/>Error<text:s/>identification</text:h>
          </table:table-cell>
          <table:table-cell table:style-name="TableCell450">
            <text:p text:style-name="P451">Errors that show up automatically should show where the error has occurred and a textual description.<text:s/></text:p>
          </table:table-cell>
          <table:table-cell table:style-name="TableCell452">
            <text:p text:style-name="P453"><text:a xlink:href="https://www.w3.org/TR/UNDERSTANDING-WCAG20/minimize-error-identified.html" office:target-frame-name="_top" xlink:show="replace"><text:span text:style-name="Hyperlink">https://www.w3.org/TR/UNDERSTANDING-WCAG20/minimize-error-identified.html</text:span></text:a><text:s/></text:p>
          </table:table-cell>
          <table:table-cell table:style-name="TableCell454">
            <text:p text:style-name="P455">For example, in a form/schema, having one big block showing all the errors the user has made<text:s/>means they will have to constantly scroll up and down, causing frustration.</text:p>
            <text:p text:style-name="P456"/>
            <text:p text:style-name="P457">Showing an error in a single toast or popup component can lead to them not finding where their error was.</text:p>
          </table:table-cell>
          <table:table-cell table:style-name="TableCell458">
            <text:p text:style-name="P459"/>
          </table:table-cell>
        </table:table-row>
        <table:table-row table:style-name="TableRow460">
          <table:table-cell table:style-name="TableCell461">
            <text:h text:style-name="P462" text:outline-level="2"/>
          </table:table-cell>
          <table:table-cell table:style-name="TableCell463">
            <text:h text:style-name="P464" text:outline-level="2">3.3.2<text:s/>Labels or instructions</text:h>
          </table:table-cell>
          <table:table-cell table:style-name="TableCell465">
            <text:p text:style-name="P466"><text:span text:style-name="T467">Labels or instructions are provided when content requires user input</text:span><text:span text:style-name="T468">.</text:span></text:p>
          </table:table-cell>
          <table:table-cell table:style-name="TableCell469">
            <text:p text:style-name="P470"><text:a xlink:href="https://www.w3.org/TR/UNDERSTANDING-WCAG20/minimize-error-cues.html" office:target-frame-name="_top" xlink:show="replace"><text:span text:style-name="Hyperlink">https://www.w3.org/TR/UNDERSTANDING-WCAG20/minimize-error-cues.html</text:span></text:a><text:s/></text:p>
          </table:table-cell>
          <table:table-cell table:style-name="TableCell471">
            <text:p text:style-name="P472">Relevant for forms/schemas</text:p>
            <text:p text:style-name="P473">The user should always be able to find out what type of input they need to fill in.</text:p>
          </table:table-cell>
          <table:table-cell table:style-name="TableCell474">
            <text:p text:style-name="P475"/>
          </table:table-cell>
        </table:table-row>
        <table:table-row table:style-name="TableRow476">
          <table:table-cell table:style-name="TableCell477">
            <text:h text:style-name="P478" text:outline-level="2"/>
          </table:table-cell>
          <table:table-cell table:style-name="TableCell479">
            <text:h text:style-name="P480" text:outline-level="2">3.3.3<text:s/>Error suggestion</text:h>
          </table:table-cell>
          <table:table-cell table:style-name="TableCell481">
            <text:p text:style-name="P482"><text:span text:style-name="T483">If an input error is automatically detected</text:span><text:span text:style-name="T484">,</text:span><text:span text:style-name="T485"><text:s/>known suggestions are provided to the user, unless it would jeopardize the security or purpose of the content.</text:span></text:p>
          </table:table-cell>
          <table:table-cell table:style-name="TableCell486">
            <text:p text:style-name="P487"><text:a xlink:href="https://www.w3.org/TR/UNDERSTANDING-WCAG20/minimize-error-suggestions.html" office:target-frame-name="_top" xlink:show="replace"><text:span text:style-name="Hyperlink">https://www.w3.org/TR/UNDERSTANDING-WCAG20/minimize-error-suggestions.html</text:span></text:a></text:p>
            <text:p text:style-name="P488"/>
          </table:table-cell>
          <table:table-cell table:style-name="TableCell489">
            <text:p text:style-name="P490">For example, informing the user that a phone number or email needs to have a certain format.</text:p>
          </table:table-cell>
          <table:table-cell table:style-name="TableCell491">
            <text:p text:style-name="P492"/>
          </table:table-cell>
        </table:table-row>
        <table:table-row table:style-name="TableRow493">
          <table:table-cell table:style-name="TableCell494">
            <text:h text:style-name="P495" text:outline-level="2">Compatibility</text:h>
          </table:table-cell>
          <table:table-cell table:style-name="TableCell496">
            <text:h text:style-name="P497" text:outline-level="2">4.1.1<text:s/>Parsing</text:h>
          </table:table-cell>
          <table:table-cell table:style-name="TableCell498">
            <text:p text:style-name="P499">Pages should be without big code errors.</text:p>
          </table:table-cell>
          <table:table-cell table:style-name="TableCell500">
            <text:p text:style-name="P501"><text:a xlink:href="https://www.w3.org/TR/UNDERSTANDING-WCAG20/ensure-compat-parses.html" office:target-frame-name="_top" xlink:show="replace"><text:span text:style-name="Hyperlink">https://www.w3.org/TR/UNDERSTANDING-WCAG20/ensure-compat-parses.html</text:span></text:a><text:s/></text:p>
          </table:table-cell>
          <table:table-cell table:style-name="TableCell502">
            <text:p text:style-name="P503">Web pages have complete start and end tags and are nested according to specification, so that assistive technologies can parse through the pages without crashing.</text:p>
          </table:table-cell>
          <table:table-cell table:style-name="TableCell504">
            <text:p text:style-name="P505"/>
          </table:table-cell>
        </table:table-row>
        <table:table-row table:style-name="TableRow506">
          <table:table-cell table:style-name="TableCell507">
            <text:h text:style-name="P508" text:outline-level="2"/>
          </table:table-cell>
          <table:table-cell table:style-name="TableCell509">
            <text:h text:style-name="P510" text:outline-level="2">4.1.2<text:s/>Name, role, value</text:h>
          </table:table-cell>
          <table:table-cell table:style-name="TableCell511">
            <text:p text:style-name="P512">The user should be informed of important changes on the page without context change.</text:p>
          </table:table-cell>
          <table:table-cell table:style-name="TableCell513">
            <text:p text:style-name="P514"><text:a xlink:href="https://www.w3.org/TR/UNDERSTANDING-WCAG20/ensure-compat-rsv.html" office:target-frame-name="_top" xlink:show="replace"><text:span text:style-name="Hyperlink">https://www.w3.org/TR/UNDERSTANDING-WCAG20/ensure-compat-rsv.html</text:span></text:a><text:s/></text:p>
          </table:table-cell>
          <table:table-cell table:style-name="TableCell515">
            <text:p text:style-name="P516">Role, state, and value information on all user interface components is provided, so that assistive technologies can parse through the pages and inform the user accordingly.</text:p>
          </table:table-cell>
          <table:table-cell table:style-name="TableCell517">
            <text:p text:style-name="P518"/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5in"/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Aptos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11in" fo:page-height="8.5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hasty Assi-Sirhaug</meta:initial-creator>
    <dc:creator>Mahasty Assi-Sirhaug</dc:creator>
    <meta:creation-date>2025-08-11T09:02:00Z</meta:creation-date>
    <dc:date>2025-08-11T09:02:00Z</dc:date>
    <meta:template xlink:href="Normal.dotm" xlink:type="simple"/>
    <meta:editing-cycles>4</meta:editing-cycles>
    <meta:editing-duration>PT0S</meta:editing-duration>
    <meta:user-defined meta:name="MSIP_Label_50821336-263d-4940-a74c-ab7373b99eed_Enabled">true</meta:user-defined>
    <meta:user-defined meta:name="MSIP_Label_50821336-263d-4940-a74c-ab7373b99eed_SetDate">2025-07-22T08:35:31Z</meta:user-defined>
    <meta:user-defined meta:name="MSIP_Label_50821336-263d-4940-a74c-ab7373b99eed_Method">Standard</meta:user-defined>
    <meta:user-defined meta:name="MSIP_Label_50821336-263d-4940-a74c-ab7373b99eed_Name">Internal</meta:user-defined>
    <meta:user-defined meta:name="MSIP_Label_50821336-263d-4940-a74c-ab7373b99eed_SiteId">6735929c-9dbf-473b-9fc6-5fbdcd2c9fc4</meta:user-defined>
    <meta:user-defined meta:name="MSIP_Label_50821336-263d-4940-a74c-ab7373b99eed_ActionId">7c200b82-73f0-49f2-8a25-39d445623235</meta:user-defined>
    <meta:user-defined meta:name="MSIP_Label_50821336-263d-4940-a74c-ab7373b99eed_ContentBits">0</meta:user-defined>
    <meta:user-defined meta:name="MSIP_Label_50821336-263d-4940-a74c-ab7373b99eed_Tag">10, 3, 0, 2</meta:user-defined>
    <meta:document-statistic meta:page-count="1" meta:paragraph-count="30" meta:word-count="2276" meta:character-count="15223" meta:row-count="108" meta:non-whitespace-character-count="12977"/>
  </office:meta>
</office:document-meta>
</file>